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65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2181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0.1528in"/>
    </style:style>
    <style:style style:name="co8" style:family="table-column">
      <style:table-column-properties fo:break-before="auto" style:column-width="0.2728in"/>
    </style:style>
    <style:style style:name="co9" style:family="table-column">
      <style:table-column-properties fo:break-before="auto" style:column-width="2.5563in"/>
    </style:style>
    <style:style style:name="co10" style:family="table-column">
      <style:table-column-properties fo:break-before="auto" style:column-width="0.2402in"/>
    </style:style>
    <style:style style:name="co11" style:family="table-column">
      <style:table-column-properties fo:break-before="auto" style:column-width="1.2228in"/>
    </style:style>
    <style:style style:name="co12" style:family="table-column">
      <style:table-column-properties fo:break-before="auto" style:column-width="0.1965in"/>
    </style:style>
    <style:style style:name="co13" style:family="table-column">
      <style:table-column-properties fo:break-before="auto" style:column-width="0.1744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Z Inv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HT</text:p>
          </table:table-cell>
          <table:table-cell table:style-name="ce1" office:value-type="string">
            <text:p>MHT</text:p>
          </table:table-cell>
          <table:table-cell table:style-name="ce1" office:value-type="string">
            <text:p>Bkg</text:p>
          </table:table-cell>
          <table:table-cell table:style-name="ce1" office:value-type="string">
            <text:p>Stat</text:p>
          </table:table-cell>
          <table:table-cell table:style-name="ce1" office:value-type="string">
            <text:p>Syst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200-350</text:p>
          </table:table-cell>
          <table:table-cell table:style-name="ce2" office:value-type="float" office:value="359">
            <text:p>35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1">
            <text:p>8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350-50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6">
            <text:p>26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500-600</text:p>
          </table:table-cell>
          <table:table-cell table:style-name="ce2" office:value-type="float" office:value="17.6">
            <text:p>17.6</text:p>
          </table:table-cell>
          <table:table-cell table:style-name="ce2" office:value-type="float" office:value="2.4">
            <text:p>2.4</text:p>
          </table:table-cell>
          <table:table-cell table:style-name="ce2" office:value-type="float" office:value="5">
            <text:p>5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&gt;600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2.7">
            <text:p>2.7</text:p>
          </table:table-cell>
          <table:table-cell table:style-name="ce1"/>
          <table:table-cell table:style-name="ce4"/>
          <table:table-cell table:style-name="ce1"/>
          <table:table-cell table:style-name="ce4" table:number-columns-repeated="1016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200-350</text:p>
          </table:table-cell>
          <table:table-cell table:style-name="ce2" office:value-type="float" office:value="48.4">
            <text:p>48.4</text:p>
          </table:table-cell>
          <table:table-cell table:style-name="ce2" office:value-type="float" office:value="3.9">
            <text:p>3.9</text:p>
          </table:table-cell>
          <table:table-cell table:style-name="ce2" office:value-type="float" office:value="18.7">
            <text:p>18.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350-50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.4">
            <text:p>2.4</text:p>
          </table:table-cell>
          <table:table-cell table:style-name="ce2" office:value-type="float" office:value="6.9">
            <text:p>6.9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500-600</text:p>
          </table:table-cell>
          <table:table-cell table:style-name="ce2" office:value-type="float" office:value="7.1">
            <text:p>7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.1">
            <text:p>4.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&gt;600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8">
            <text:p>1.8</text:p>
          </table:table-cell>
          <table:table-cell table:style-name="ce1" table:number-columns-repeated="3"/>
          <table:table-cell table:style-name="ce4" table:number-columns-repeated="1016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200-35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5.2">
            <text:p>5.2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350-500</text:p>
          </table:table-cell>
          <table:table-cell table:style-name="ce2" office:value-type="float" office:value="5.5">
            <text:p>5.5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3.2">
            <text:p>3.2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1000-1200</text:p>
          </table:table-cell>
          <table:table-cell table:style-name="ce1" office:value-type="string">
            <text:p>&gt;500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2.6">
            <text:p>2.6</text:p>
          </table:table-cell>
          <table:table-cell table:style-name="ce1"/>
          <table:table-cell table:style-name="ce4"/>
          <table:table-cell table:style-name="ce1"/>
          <table:table-cell table:style-name="ce4" table:number-columns-repeated="1016"/>
        </table:table-row>
        <table:table-row table:style-name="ro1">
          <table:table-cell table:style-name="ce2" office:value-type="string">
            <text:p>1200-1400</text:p>
          </table:table-cell>
          <table:table-cell table:style-name="ce2" office:value-type="string">
            <text:p>200-350</text:p>
          </table:table-cell>
          <table:table-cell table:style-name="ce2" office:value-type="float" office:value="3.1">
            <text:p>3.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7">
            <text:p>1.7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1200-1400</text:p>
          </table:table-cell>
          <table:table-cell table:style-name="ce1" office:value-type="string">
            <text:p>&gt;350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2.1">
            <text:p>2.1</text:p>
          </table:table-cell>
          <table:table-cell table:style-name="ce1" table:number-columns-repeated="3"/>
          <table:table-cell table:style-name="ce4" table:number-columns-repeated="1016"/>
        </table:table-row>
        <table:table-row table:style-name="ro1">
          <table:table-cell table:style-name="ce1" office:value-type="string">
            <text:p>&gt;1400</text:p>
          </table:table-cell>
          <table:table-cell table:style-name="ce1" office:value-type="string">
            <text:p>&gt;200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.2">
            <text:p>2.2</text:p>
          </table:table-cell>
          <table:table-cell table:style-name="ce1" table:number-columns-repeated="3"/>
          <table:table-cell table:style-name="ce4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HT</text:p>
          </table:table-cell>
          <table:table-cell table:style-name="ce2" office:value-type="string">
            <text:p>Bkg</text:p>
          </table:table-cell>
          <table:table-cell table:style-name="ce2" office:value-type="string">
            <text:p>Stat</text:p>
          </table:table-cell>
          <table:table-cell table:style-name="ce2" office:value-type="string">
            <text:p>Sy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00 – 800</text:p>
          </table:table-cell>
          <table:table-cell table:style-name="ce2" table:formula="of:=SUM([.C3:.C6])" office:value-type="float" office:value="494.1">
            <text:p>494.1</text:p>
          </table:table-cell>
          <table:table-cell table:style-name="ce2" table:formula="of:=SQRT([.D3]^2 + [.D4]^2 + [.D5]^2 + [.D6]^2)" office:value-type="float" office:value="13.3311664905964">
            <text:p>13.3311664905964</text:p>
          </table:table-cell>
          <table:table-cell table:style-name="ce2" table:formula="of:=SUM([.E3:.E6])" office:value-type="float" office:value="114.7">
            <text:p>114.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800-1000</text:p>
          </table:table-cell>
          <table:table-cell table:style-name="ce2" table:formula="of:=SUM([.C7:.C10])" office:value-type="float" office:value="74.8">
            <text:p>74.8</text:p>
          </table:table-cell>
          <table:table-cell table:style-name="ce2" table:formula="of:=SQRT([.D7]^2 +[.D8]^2 + [.D9]^2 + [.D10]^2)" office:value-type="float" office:value="5.09607692249636">
            <text:p>5.09607692249636</text:p>
          </table:table-cell>
          <table:table-cell table:style-name="ce2" table:formula="of:=SUM([.E7:.E10])" office:value-type="float" office:value="31.5">
            <text:p>31.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0-1200</text:p>
          </table:table-cell>
          <table:table-cell table:style-name="ce2" table:formula="of:=SUM([.C11:.C13])" office:value-type="float" office:value="18.7">
            <text:p>18.7</text:p>
          </table:table-cell>
          <table:table-cell table:style-name="ce2" table:formula="of:=SQRT([.D11]^2 + [.D12]^2 + [.D13]^2)" office:value-type="float" office:value="2.6134268690744">
            <text:p>2.6134268690744</text:p>
          </table:table-cell>
          <table:table-cell table:style-name="ce2" table:formula="of:=SUM([.E11:.E13])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200-1400</text:p>
          </table:table-cell>
          <table:table-cell table:style-name="ce2" table:formula="of:=SUM([.C14:.C15])" office:value-type="float" office:value="5.4">
            <text:p>5.4</text:p>
          </table:table-cell>
          <table:table-cell table:style-name="ce2" table:formula="of:=SQRT([.D14]^2 + [.D15]^2)" office:value-type="float" office:value="1.34536240470737">
            <text:p>1.34536240470737</text:p>
          </table:table-cell>
          <table:table-cell table:style-name="ce2" table:formula="of:=SUM([.E14:.E15])" office:value-type="float" office:value="3.8">
            <text:p>3.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&gt;1400</text:p>
          </table:table-cell>
          <table:table-cell table:style-name="ce2" table:formula="of:=[.C16]" office:value-type="float" office:value="3.2">
            <text:p>3.2</text:p>
          </table:table-cell>
          <table:table-cell table:style-name="ce2" table:formula="of:=[.D16]" office:value-type="float" office:value="0.7">
            <text:p>0.7</text:p>
          </table:table-cell>
          <table:table-cell table:style-name="ce2" table:formula="of:=[.E16]" office:value-type="float" office:value="2.2">
            <text:p>2.2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MH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200-350</text:p>
          </table:table-cell>
          <table:table-cell table:style-name="ce2" table:formula="of:=[.C3] + [.C7] + [.C11] + [.C14] + [.C16]" office:value-type="float" office:value="424.7">
            <text:p>424.7</text:p>
          </table:table-cell>
          <table:table-cell table:style-name="ce2" table:formula="of:=SQRT( [.D3]^2 + [.D7]^2 + [.D11]^2 + [.D14]^2 + [.D16]^2)" office:value-type="float" office:value="11.8570654042221">
            <text:p>11.8570654042221</text:p>
          </table:table-cell>
          <table:table-cell table:style-name="ce2" table:formula="of:=[.E3] + [.E7] + [.E11] + [.E14] + [.E16]" office:value-type="float" office:value="108.8">
            <text:p>108.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50-500</text:p>
          </table:table-cell>
          <table:table-cell table:style-name="ce2" table:formula="of:= [.C4] + [.C8] + [.C12] + [.C15]" office:value-type="float" office:value="135.8">
            <text:p>135.8</text:p>
          </table:table-cell>
          <table:table-cell table:style-name="ce2" table:formula="of:=SQRT( [.D4]^2 + [.D8]^2 + [.D12]^2 + [.D15]^2 )" office:value-type="float" office:value="7.60394634384015">
            <text:p>7.60394634384015</text:p>
          </table:table-cell>
          <table:table-cell table:style-name="ce2" table:formula="of:=[.E4] + [.E8] + [.E12] + [.E15]" office:value-type="float" office:value="38.2">
            <text:p>38.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00-600</text:p>
          </table:table-cell>
          <table:table-cell table:style-name="ce2" table:formula="of:= [.C5] + [.C9] + [.C13]" office:value-type="float" office:value="26.9">
            <text:p>26.9</text:p>
          </table:table-cell>
          <table:table-cell table:style-name="ce2" table:formula="of:=SQRT( [.D5]^2 + [.D9]^2 + [.D13]^2 )" office:value-type="float" office:value="3.38378486313773">
            <text:p>3.38378486313773</text:p>
          </table:table-cell>
          <table:table-cell table:style-name="ce2" table:formula="of:=[.E5] + [.E9] + [.E13]" office:value-type="float" office:value="11.7">
            <text:p>11.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&gt;600</text:p>
          </table:table-cell>
          <table:table-cell table:style-name="ce2" table:formula="of:=[.C6] + [.C10]" office:value-type="float" office:value="8.8">
            <text:p>8.8</text:p>
          </table:table-cell>
          <table:table-cell table:style-name="ce2" table:formula="of:=SQRT( [.D6]^2 + [.D10]^2 )" office:value-type="float" office:value="1.72046505340853">
            <text:p>1.72046505340853</text:p>
          </table:table-cell>
          <table:table-cell table:style-name="ce2" table:formula="of:=[.E6] + [.E10]" office:value-type="float" office:value="4.5">
            <text:p>4.5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st Lepton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HT</text:p>
          </table:table-cell>
          <table:table-cell table:style-name="ce1" office:value-type="string">
            <text:p>MHT</text:p>
          </table:table-cell>
          <table:table-cell table:style-name="ce1" office:value-type="string">
            <text:p>Bkg</text:p>
          </table:table-cell>
          <table:table-cell table:style-name="ce1" office:value-type="string">
            <text:p>Stat</text:p>
          </table:table-cell>
          <table:table-cell table:style-name="ce1" office:value-type="string">
            <text:p>Syst</text:p>
          </table:table-cell>
          <table:table-cell table:style-name="ce1" office:value-type="string">
            <text:p>Syst +</text:p>
          </table:table-cell>
          <table:table-cell table:style-name="ce1" office:value-type="string">
            <text:p>Syst -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200-350</text:p>
          </table:table-cell>
          <table:table-cell table:style-name="ce2" office:value-type="float" office:value="323.7">
            <text:p>323.7</text:p>
          </table:table-cell>
          <table:table-cell table:style-name="ce2" office:value-type="float" office:value="21.9">
            <text:p>21.9</text:p>
          </table:table-cell>
          <table:table-cell table:style-name="ce2" table:formula="of:= 0.5 * ([.F3] + [.G3])" office:value-type="float" office:value="40.6">
            <text:p>40.6</text:p>
          </table:table-cell>
          <table:table-cell table:style-name="ce2" office:value-type="float" office:value="40.3">
            <text:p>40.3</text:p>
          </table:table-cell>
          <table:table-cell table:style-name="ce2" office:value-type="float" office:value="40.9">
            <text:p>40.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350-500</text:p>
          </table:table-cell>
          <table:table-cell table:style-name="ce2" office:value-type="float" office:value="47.4">
            <text:p>47.4</text:p>
          </table:table-cell>
          <table:table-cell table:style-name="ce2" office:value-type="float" office:value="6.1">
            <text:p>6.1</text:p>
          </table:table-cell>
          <table:table-cell table:style-name="ce2" table:formula="of:= 0.5 * ([.F4] + [.G4])" office:value-type="float" office:value="6.8">
            <text:p>6.8</text:p>
          </table:table-cell>
          <table:table-cell table:style-name="ce2" office:value-type="float" office:value="6.8">
            <text:p>6.8</text:p>
          </table:table-cell>
          <table:table-cell table:style-name="ce2" office:value-type="float" office:value="6.8">
            <text:p>6.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500-600</text:p>
          </table:table-cell>
          <table:table-cell table:style-name="ce2" office:value-type="float" office:value="4.9">
            <text:p>4.9</text:p>
          </table:table-cell>
          <table:table-cell table:style-name="ce2" office:value-type="float" office:value="2">
            <text:p>2</text:p>
          </table:table-cell>
          <table:table-cell table:style-name="ce2" table:formula="of:= 0.5 * ([.F5] + [.G5])" office:value-type="float" office:value="0.9">
            <text:p>0.9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0.9">
            <text:p>0.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&gt;600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8">
            <text:p>0.8</text:p>
          </table:table-cell>
          <table:table-cell table:style-name="ce1" table:formula="of:= 0.5 * ([.F6] + [.G6])" office:value-type="float" office:value="0.2">
            <text:p>0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2">
            <text:p>0.2</text:p>
          </table:table-cell>
          <table:table-cell table:style-name="ce1"/>
          <table:table-cell table:style-name="ce4" table:number-columns-repeated="1016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200-350</text:p>
          </table:table-cell>
          <table:table-cell table:style-name="ce2" office:value-type="float" office:value="57.2">
            <text:p>57.2</text:p>
          </table:table-cell>
          <table:table-cell table:style-name="ce2" office:value-type="float" office:value="13.4">
            <text:p>13.4</text:p>
          </table:table-cell>
          <table:table-cell table:style-name="ce2" table:formula="of:= 0.5 * ([.F7] + [.G7])" office:value-type="float" office:value="7.15">
            <text:p>7.15</text:p>
          </table:table-cell>
          <table:table-cell table:style-name="ce2" office:value-type="float" office:value="7.1">
            <text:p>7.1</text:p>
          </table:table-cell>
          <table:table-cell table:style-name="ce2" office:value-type="float" office:value="7.2">
            <text:p>7.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350-500</text:p>
          </table:table-cell>
          <table:table-cell table:style-name="ce2" office:value-type="float" office:value="5.2">
            <text:p>5.2</text:p>
          </table:table-cell>
          <table:table-cell table:style-name="ce2" office:value-type="float" office:value="2.1">
            <text:p>2.1</text:p>
          </table:table-cell>
          <table:table-cell table:style-name="ce2" table:formula="of:= 0.5 * ([.F8] + [.G8])" office:value-type="float" office:value="0.8">
            <text:p>0.8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0.8">
            <text:p>0.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500-600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1.3">
            <text:p>1.3</text:p>
          </table:table-cell>
          <table:table-cell table:style-name="ce2" table:formula="of:= 0.5 * ([.F9] + [.G9])" office:value-type="float" office:value="0.4">
            <text:p>0.4</text:p>
          </table:table-cell>
          <table:table-cell table:style-name="ce2" office:value-type="float" office:value="0.4">
            <text:p>0.4</text:p>
          </table:table-cell>
          <table:table-cell table:style-name="ce2" office:value-type="float" office:value="0.4">
            <text:p>0.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&gt;600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7">
            <text:p>0.7</text:p>
          </table:table-cell>
          <table:table-cell table:style-name="ce1" table:formula="of:= 0.5 * ([.F10] + [.G10])" office:value-type="float" office:value="0.2">
            <text:p>0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2">
            <text:p>0.2</text:p>
          </table:table-cell>
          <table:table-cell table:style-name="ce1"/>
          <table:table-cell table:style-name="ce4" table:number-columns-repeated="1016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200-35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.3">
            <text:p>3.3</text:p>
          </table:table-cell>
          <table:table-cell table:style-name="ce2" table:formula="of:= 0.5 * ([.F11] + [.G11])" office:value-type="float" office:value="1.7">
            <text:p>1.7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1.7">
            <text:p>1.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350-500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4.1">
            <text:p>4.1</text:p>
          </table:table-cell>
          <table:table-cell table:style-name="ce2" table:formula="of:= 0.5 * ([.F12] + [.G12])" office:value-type="float" office:value="0.7">
            <text:p>0.7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0.7">
            <text:p>0.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000-1200</text:p>
          </table:table-cell>
          <table:table-cell table:style-name="ce1" office:value-type="string">
            <text:p>&gt;500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1">
            <text:p>1.1</text:p>
          </table:table-cell>
          <table:table-cell table:style-name="ce1" table:formula="of:= 0.5 * ([.F13] + [.G13])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/>
          <table:table-cell table:style-name="ce4" table:number-columns-repeated="1016"/>
        </table:table-row>
        <table:table-row table:style-name="ro1">
          <table:table-cell table:style-name="ce2" office:value-type="string">
            <text:p>1200-1400</text:p>
          </table:table-cell>
          <table:table-cell table:style-name="ce2" office:value-type="string">
            <text:p>200-35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9">
            <text:p>1.9</text:p>
          </table:table-cell>
          <table:table-cell table:style-name="ce2" table:formula="of:= 0.5 * ([.F14] + [.G14])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1" office:value-type="string">
            <text:p>1200-1400</text:p>
          </table:table-cell>
          <table:table-cell table:style-name="ce1" office:value-type="string">
            <text:p>&gt;350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.3">
            <text:p>1.3</text:p>
          </table:table-cell>
          <table:table-cell table:style-name="ce1" table:formula="of:= 0.5 * ([.F15] + [.G15])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/>
          <table:table-cell table:style-name="ce4" table:number-columns-repeated="1016"/>
        </table:table-row>
        <table:table-row table:style-name="ro1">
          <table:table-cell table:style-name="ce1" office:value-type="string">
            <text:p>&gt;1400</text:p>
          </table:table-cell>
          <table:table-cell table:style-name="ce1" office:value-type="string">
            <text:p>&gt;200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.5">
            <text:p>1.5</text:p>
          </table:table-cell>
          <table:table-cell table:style-name="ce1" table:formula="of:= 0.5 * ([.F16] + [.G16])" office:value-type="float" office:value="0.4">
            <text:p>0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4">
            <text:p>0.4</text:p>
          </table:table-cell>
          <table:table-cell table:style-name="ce1"/>
          <table:table-cell table:style-name="ce4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HT</text:p>
          </table:table-cell>
          <table:table-cell table:style-name="ce2" office:value-type="string">
            <text:p>Bkg</text:p>
          </table:table-cell>
          <table:table-cell table:style-name="ce2" office:value-type="string">
            <text:p>Stat</text:p>
          </table:table-cell>
          <table:table-cell table:style-name="ce2" office:value-type="string">
            <text:p>Sy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00 – 800</text:p>
          </table:table-cell>
          <table:table-cell table:style-name="ce2" table:formula="of:=SUM([.C3:.C6])" office:value-type="float" office:value="376.8">
            <text:p>376.8</text:p>
          </table:table-cell>
          <table:table-cell table:style-name="ce2" table:formula="of:=SQRT([.D3]^2 + [.D4]^2 + [.D5]^2 + [.D6]^2)" office:value-type="float" office:value="22.8354986807821">
            <text:p>22.8354986807821</text:p>
          </table:table-cell>
          <table:table-cell table:style-name="ce2" table:formula="of:=SUM([.E3:.E6])" office:value-type="float" office:value="48.5">
            <text:p>48.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800-1000</text:p>
          </table:table-cell>
          <table:table-cell table:style-name="ce2" table:formula="of:=SUM([.C7:.C10])" office:value-type="float" office:value="65.4">
            <text:p>65.4</text:p>
          </table:table-cell>
          <table:table-cell table:style-name="ce2" table:formula="of:=SQRT([.D7]^2 +[.D8]^2 + [.D9]^2 + [.D10]^2)" office:value-type="float" office:value="13.6436798555229">
            <text:p>13.6436798555229</text:p>
          </table:table-cell>
          <table:table-cell table:style-name="ce2" table:formula="of:=SUM([.E7:.E10])" office:value-type="float" office:value="8.55">
            <text:p>8.5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0-1200</text:p>
          </table:table-cell>
          <table:table-cell table:style-name="ce2" table:formula="of:=SUM([.C11:.C13])" office:value-type="float" office:value="19.2">
            <text:p>19.2</text:p>
          </table:table-cell>
          <table:table-cell table:style-name="ce2" table:formula="of:=SQRT([.D11]^2 + [.D12]^2 + [.D13]^2)" office:value-type="float" office:value="5.37680202350803">
            <text:p>5.37680202350803</text:p>
          </table:table-cell>
          <table:table-cell table:style-name="ce2" table:formula="of:=SUM([.E11:.E13])" office:value-type="float" office:value="2.7">
            <text:p>2.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200-1400</text:p>
          </table:table-cell>
          <table:table-cell table:style-name="ce2" table:formula="of:=SUM([.C14:.C15])" office:value-type="float" office:value="6.2">
            <text:p>6.2</text:p>
          </table:table-cell>
          <table:table-cell table:style-name="ce2" table:formula="of:=SQRT([.D14]^2 + [.D15]^2)" office:value-type="float" office:value="2.30217288664427">
            <text:p>2.30217288664427</text:p>
          </table:table-cell>
          <table:table-cell table:style-name="ce2" table:formula="of:=SUM([.E14:.E15])"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&gt;1400</text:p>
          </table:table-cell>
          <table:table-cell table:style-name="ce2" table:formula="of:=[.C16]" office:value-type="float" office:value="2.6">
            <text:p>2.6</text:p>
          </table:table-cell>
          <table:table-cell table:style-name="ce2" table:formula="of:=[.D16]" office:value-type="float" office:value="1.5">
            <text:p>1.5</text:p>
          </table:table-cell>
          <table:table-cell table:style-name="ce2" table:formula="of:=[.E16]" office:value-type="float" office:value="0.4">
            <text:p>0.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MH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200-350</text:p>
          </table:table-cell>
          <table:table-cell table:style-name="ce2" table:formula="of:=[.C3] + [.C7] + [.C11] + [.C14] + [.C16]" office:value-type="float" office:value="400.5">
            <text:p>400.5</text:p>
          </table:table-cell>
          <table:table-cell table:style-name="ce2" table:formula="of:=SQRT( [.D3]^2 + [.D7]^2 + [.D11]^2 + [.D14]^2 + [.D16]^2)" office:value-type="float" office:value="25.9984614929422">
            <text:p>25.9984614929422</text:p>
          </table:table-cell>
          <table:table-cell table:style-name="ce2" table:formula="of:=[.E3] + [.E7] + [.E11] + [.E14] + [.E16]" office:value-type="float" office:value="50.35">
            <text:p>50.3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50-500</text:p>
          </table:table-cell>
          <table:table-cell table:style-name="ce2" table:formula="of:= [.C4] + [.C8] + [.C12] + [.C15]" office:value-type="float" office:value="59.5">
            <text:p>59.5</text:p>
          </table:table-cell>
          <table:table-cell table:style-name="ce2" table:formula="of:=SQRT( [.D4]^2 + [.D8]^2 + [.D12]^2 + [.D15]^2 )" office:value-type="float" office:value="7.75370878999205">
            <text:p>7.75370878999205</text:p>
          </table:table-cell>
          <table:table-cell table:style-name="ce2" table:formula="of:=[.E4] + [.E8] + [.E12] + [.E15]" office:value-type="float" office:value="8.6">
            <text:p>8.6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00-600</text:p>
          </table:table-cell>
          <table:table-cell table:style-name="ce2" table:formula="of:= [.C5] + [.C9] + [.C13]" office:value-type="float" office:value="8.7">
            <text:p>8.7</text:p>
          </table:table-cell>
          <table:table-cell table:style-name="ce2" table:formula="of:=SQRT( [.D5]^2 + [.D9]^2 + [.D13]^2 )" office:value-type="float" office:value="2.62678510731274">
            <text:p>2.62678510731274</text:p>
          </table:table-cell>
          <table:table-cell table:style-name="ce2" table:formula="of:=[.E5] + [.E9] + [.E13]" office:value-type="float" office:value="1.6">
            <text:p>1.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&gt;600</text:p>
          </table:table-cell>
          <table:table-cell table:style-name="ce2" table:formula="of:=[.C6] + [.C10]" office:value-type="float" office:value="1.5">
            <text:p>1.5</text:p>
          </table:table-cell>
          <table:table-cell table:style-name="ce2" table:formula="of:=SQRT( [.D6]^2 + [.D10]^2 )" office:value-type="float" office:value="1.06301458127347">
            <text:p>1.06301458127347</text:p>
          </table:table-cell>
          <table:table-cell table:style-name="ce2" table:formula="of:=[.E6] + [.E10]" office:value-type="float" office:value="0.4">
            <text:p>0.4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dronic Tau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HT</text:p>
          </table:table-cell>
          <table:table-cell table:style-name="ce1" office:value-type="string">
            <text:p>MHT</text:p>
          </table:table-cell>
          <table:table-cell table:style-name="ce1" office:value-type="string">
            <text:p>Bkg</text:p>
          </table:table-cell>
          <table:table-cell table:style-name="ce1" office:value-type="string">
            <text:p>Stat</text:p>
          </table:table-cell>
          <table:table-cell table:style-name="ce1" office:value-type="string">
            <text:p>Syst</text:p>
          </table:table-cell>
          <table:table-cell table:style-name="ce1" office:value-type="string">
            <text:p>Syst +</text:p>
          </table:table-cell>
          <table:table-cell table:style-name="ce1" office:value-type="string">
            <text:p>Syst -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200-350</text:p>
          </table:table-cell>
          <table:table-cell table:style-name="ce2" office:value-type="float" office:value="349">
            <text:p>349</text:p>
          </table:table-cell>
          <table:table-cell table:style-name="ce2" office:value-type="float" office:value="14.4">
            <text:p>14.4</text:p>
          </table:table-cell>
          <table:table-cell table:style-name="ce2" table:formula="of:=0.5*([.F3]+[.G3])" office:value-type="float" office:value="28.05">
            <text:p>28.05</text:p>
          </table:table-cell>
          <table:table-cell table:style-name="ce2" office:value-type="float" office:value="28.7">
            <text:p>28.7</text:p>
          </table:table-cell>
          <table:table-cell table:style-name="ce2" office:value-type="float" office:value="27.4">
            <text:p>27.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350-500</text:p>
          </table:table-cell>
          <table:table-cell table:style-name="ce2" office:value-type="float" office:value="62.5">
            <text:p>62.5</text:p>
          </table:table-cell>
          <table:table-cell table:style-name="ce2" office:value-type="float" office:value="4.84">
            <text:p>4.84</text:p>
          </table:table-cell>
          <table:table-cell table:style-name="ce2" table:formula="of:=0.5*([.F4]+[.G4])" office:value-type="float" office:value="5.71">
            <text:p>5.7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.42">
            <text:p>5.4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500-600</text:p>
          </table:table-cell>
          <table:table-cell table:style-name="ce2" office:value-type="float" office:value="8.66">
            <text:p>8.66</text:p>
          </table:table-cell>
          <table:table-cell table:style-name="ce2" office:value-type="float" office:value="2.1">
            <text:p>2.1</text:p>
          </table:table-cell>
          <table:table-cell table:style-name="ce2" table:formula="of:=0.5*([.F5]+[.G5])" office:value-type="float" office:value="1.1225">
            <text:p>1.1225</text:p>
          </table:table-cell>
          <table:table-cell table:style-name="ce2" office:value-type="float" office:value="1.21">
            <text:p>1.21</text:p>
          </table:table-cell>
          <table:table-cell table:style-name="ce2" office:value-type="float" office:value="1.035">
            <text:p>1.03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&gt;6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.7">
            <text:p>1.7</text:p>
          </table:table-cell>
          <table:table-cell table:style-name="ce1" table:formula="of:=0.5*([.F6]+[.G6])" office:value-type="float" office:value="0.5085">
            <text:p>0.5085</text:p>
          </table:table-cell>
          <table:table-cell table:style-name="ce1" office:value-type="float" office:value="0.538">
            <text:p>0.538</text:p>
          </table:table-cell>
          <table:table-cell table:style-name="ce1" office:value-type="float" office:value="0.479">
            <text:p>0.479</text:p>
          </table:table-cell>
          <table:table-cell table:style-name="ce1"/>
          <table:table-cell table:style-name="ce4" table:number-columns-repeated="1016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200-350</text:p>
          </table:table-cell>
          <table:table-cell table:style-name="ce2" office:value-type="float" office:value="56.3">
            <text:p>56.3</text:p>
          </table:table-cell>
          <table:table-cell table:style-name="ce2" office:value-type="float" office:value="5.23">
            <text:p>5.23</text:p>
          </table:table-cell>
          <table:table-cell table:style-name="ce2" table:formula="of:=0.5*([.F7]+[.G7])" office:value-type="float" office:value="5.025">
            <text:p>5.025</text:p>
          </table:table-cell>
          <table:table-cell table:style-name="ce2" office:value-type="float" office:value="5.1">
            <text:p>5.1</text:p>
          </table:table-cell>
          <table:table-cell table:style-name="ce2" office:value-type="float" office:value="4.95">
            <text:p>4.9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350-500</text:p>
          </table:table-cell>
          <table:table-cell table:style-name="ce2" office:value-type="float" office:value="7.16">
            <text:p>7.16</text:p>
          </table:table-cell>
          <table:table-cell table:style-name="ce2" office:value-type="float" office:value="1.77">
            <text:p>1.77</text:p>
          </table:table-cell>
          <table:table-cell table:style-name="ce2" table:formula="of:=0.5*([.F8]+[.G8])" office:value-type="float" office:value="0.8045">
            <text:p>0.8045</text:p>
          </table:table-cell>
          <table:table-cell table:style-name="ce2" office:value-type="float" office:value="0.875">
            <text:p>0.875</text:p>
          </table:table-cell>
          <table:table-cell table:style-name="ce2" office:value-type="float" office:value="0.734">
            <text:p>0.73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500-600</text:p>
          </table:table-cell>
          <table:table-cell table:style-name="ce2" office:value-type="float" office:value="1.26">
            <text:p>1.26</text:p>
          </table:table-cell>
          <table:table-cell table:style-name="ce2" office:value-type="float" office:value="0.609">
            <text:p>0.609</text:p>
          </table:table-cell>
          <table:table-cell table:style-name="ce2" table:formula="of:=0.5*([.F9]+[.G9])" office:value-type="float" office:value="0.1465">
            <text:p>0.1465</text:p>
          </table:table-cell>
          <table:table-cell table:style-name="ce2" office:value-type="float" office:value="0.155">
            <text:p>0.155</text:p>
          </table:table-cell>
          <table:table-cell table:style-name="ce2" office:value-type="float" office:value="0.138">
            <text:p>0.13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&gt;6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">
            <text:p>0.2</text:p>
          </table:table-cell>
          <table:table-cell table:style-name="ce1" table:formula="of:=0.5*([.F10]+[.G10])" office:value-type="float" office:value="0.158">
            <text:p>0.158</text:p>
          </table:table-cell>
          <table:table-cell table:style-name="ce1" office:value-type="float" office:value="0.164">
            <text:p>0.164</text:p>
          </table:table-cell>
          <table:table-cell table:style-name="ce1" office:value-type="float" office:value="0.152">
            <text:p>0.152</text:p>
          </table:table-cell>
          <table:table-cell table:style-name="ce1"/>
          <table:table-cell table:style-name="ce4" table:number-columns-repeated="1016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200-350</text:p>
          </table:table-cell>
          <table:table-cell table:style-name="ce2" office:value-type="float" office:value="21.9">
            <text:p>21.9</text:p>
          </table:table-cell>
          <table:table-cell table:style-name="ce2" office:value-type="float" office:value="3.71">
            <text:p>3.71</text:p>
          </table:table-cell>
          <table:table-cell table:style-name="ce2" table:formula="of:=0.5*([.F11]+[.G11])" office:value-type="float" office:value="2.17">
            <text:p>2.17</text:p>
          </table:table-cell>
          <table:table-cell table:style-name="ce2" office:value-type="float" office:value="2.27">
            <text:p>2.27</text:p>
          </table:table-cell>
          <table:table-cell table:style-name="ce2" office:value-type="float" office:value="2.07">
            <text:p>2.0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350-500</text:p>
          </table:table-cell>
          <table:table-cell table:style-name="ce2" office:value-type="float" office:value="2.88">
            <text:p>2.88</text:p>
          </table:table-cell>
          <table:table-cell table:style-name="ce2" office:value-type="float" office:value="1.24">
            <text:p>1.24</text:p>
          </table:table-cell>
          <table:table-cell table:style-name="ce2" table:formula="of:=0.5*([.F12]+[.G12])" office:value-type="float" office:value="0.293">
            <text:p>0.293</text:p>
          </table:table-cell>
          <table:table-cell table:style-name="ce2" office:value-type="float" office:value="0.313">
            <text:p>0.313</text:p>
          </table:table-cell>
          <table:table-cell table:style-name="ce2" office:value-type="float" office:value="0.273">
            <text:p>0.27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000-1200</text:p>
          </table:table-cell>
          <table:table-cell table:style-name="ce1" office:value-type="string">
            <text:p>&gt;500</text:p>
          </table:table-cell>
          <table:table-cell table:style-name="ce1" office:value-type="float" office:value="2.33">
            <text:p>2.33</text:p>
          </table:table-cell>
          <table:table-cell table:style-name="ce1" office:value-type="float" office:value="0.9">
            <text:p>0.9</text:p>
          </table:table-cell>
          <table:table-cell table:style-name="ce1" table:formula="of:=0.5*([.F13]+[.G13])" office:value-type="float" office:value="0.3405">
            <text:p>0.3405</text:p>
          </table:table-cell>
          <table:table-cell table:style-name="ce1" office:value-type="float" office:value="0.344">
            <text:p>0.344</text:p>
          </table:table-cell>
          <table:table-cell table:style-name="ce1" office:value-type="float" office:value="0.337">
            <text:p>0.337</text:p>
          </table:table-cell>
          <table:table-cell table:style-name="ce1"/>
          <table:table-cell table:style-name="ce4" table:number-columns-repeated="1016"/>
        </table:table-row>
        <table:table-row table:style-name="ro1">
          <table:table-cell table:style-name="ce2" office:value-type="string">
            <text:p>1200-1400</text:p>
          </table:table-cell>
          <table:table-cell table:style-name="ce2" office:value-type="string">
            <text:p>200-350</text:p>
          </table:table-cell>
          <table:table-cell table:style-name="ce2" office:value-type="float" office:value="6.17">
            <text:p>6.17</text:p>
          </table:table-cell>
          <table:table-cell table:style-name="ce2" office:value-type="float" office:value="1.51">
            <text:p>1.51</text:p>
          </table:table-cell>
          <table:table-cell table:style-name="ce2" table:formula="of:=0.5*([.F14]+[.G14])" office:value-type="float" office:value="0.786">
            <text:p>0.786</text:p>
          </table:table-cell>
          <table:table-cell table:style-name="ce2" office:value-type="float" office:value="0.836">
            <text:p>0.836</text:p>
          </table:table-cell>
          <table:table-cell table:style-name="ce2" office:value-type="float" office:value="0.736">
            <text:p>0.736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1" office:value-type="string">
            <text:p>1200-1400</text:p>
          </table:table-cell>
          <table:table-cell table:style-name="ce1" office:value-type="string">
            <text:p>&gt;350</text:p>
          </table:table-cell>
          <table:table-cell table:style-name="ce1" office:value-type="float" office:value="0.599">
            <text:p>0.599</text:p>
          </table:table-cell>
          <table:table-cell table:style-name="ce1" office:value-type="float" office:value="0.798">
            <text:p>0.798</text:p>
          </table:table-cell>
          <table:table-cell table:style-name="ce1" table:formula="of:=0.5*([.F15]+[.G15])" office:value-type="float" office:value="0.0845">
            <text:p>0.0845</text:p>
          </table:table-cell>
          <table:table-cell table:style-name="ce1" office:value-type="float" office:value="0.091">
            <text:p>0.091</text:p>
          </table:table-cell>
          <table:table-cell table:style-name="ce1" office:value-type="float" office:value="0.078">
            <text:p>0.078</text:p>
          </table:table-cell>
          <table:table-cell table:style-name="ce1"/>
          <table:table-cell table:style-name="ce4" table:number-columns-repeated="1016"/>
        </table:table-row>
        <table:table-row table:style-name="ro1">
          <table:table-cell table:style-name="ce1" office:value-type="string">
            <text:p>&gt;1400</text:p>
          </table:table-cell>
          <table:table-cell table:style-name="ce1" office:value-type="string">
            <text:p>&gt;200</text:p>
          </table:table-cell>
          <table:table-cell table:style-name="ce1" office:value-type="float" office:value="1.08">
            <text:p>1.08</text:p>
          </table:table-cell>
          <table:table-cell table:style-name="ce1" office:value-type="float" office:value="0.481">
            <text:p>0.481</text:p>
          </table:table-cell>
          <table:table-cell table:style-name="ce1" table:formula="of:=0.5*([.F16]+[.G16])" office:value-type="float" office:value="0.154">
            <text:p>0.154</text:p>
          </table:table-cell>
          <table:table-cell table:style-name="ce1" office:value-type="float" office:value="0.149">
            <text:p>0.149</text:p>
          </table:table-cell>
          <table:table-cell table:style-name="ce1" office:value-type="float" office:value="0.159">
            <text:p>0.159</text:p>
          </table:table-cell>
          <table:table-cell table:style-name="ce1"/>
          <table:table-cell table:style-name="ce4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HT</text:p>
          </table:table-cell>
          <table:table-cell table:style-name="ce2" office:value-type="string">
            <text:p>Bkg</text:p>
          </table:table-cell>
          <table:table-cell table:style-name="ce2" office:value-type="string">
            <text:p>Stat</text:p>
          </table:table-cell>
          <table:table-cell table:style-name="ce2" office:value-type="string">
            <text:p>Sy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00 – 800</text:p>
          </table:table-cell>
          <table:table-cell table:style-name="ce2" table:formula="of:=SUM([.C3:.C6])" office:value-type="float" office:value="422.16">
            <text:p>422.16</text:p>
          </table:table-cell>
          <table:table-cell table:style-name="ce2" table:formula="of:=SQRT([.D3]^2 + [.D4]^2 + [.D5]^2 + [.D6]^2)" office:value-type="float" office:value="15.4300226830682">
            <text:p>15.4300226830682</text:p>
          </table:table-cell>
          <table:table-cell table:style-name="ce2" table:formula="of:=SUM([.E3:.E6])" office:value-type="float" office:value="35.391">
            <text:p>35.39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800-1000</text:p>
          </table:table-cell>
          <table:table-cell table:style-name="ce2" table:formula="of:=SUM([.C7:.C10])" office:value-type="float" office:value="65.72">
            <text:p>65.72</text:p>
          </table:table-cell>
          <table:table-cell table:style-name="ce2" table:formula="of:=SQRT([.D7]^2 +[.D8]^2 + [.D9]^2 + [.D10]^2)" office:value-type="float" office:value="5.55847829895917">
            <text:p>5.55847829895917</text:p>
          </table:table-cell>
          <table:table-cell table:style-name="ce2" table:formula="of:=SUM([.E7:.E10])" office:value-type="float" office:value="6.134">
            <text:p>6.13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0-1200</text:p>
          </table:table-cell>
          <table:table-cell table:style-name="ce2" table:formula="of:=SUM([.C11:.C13])" office:value-type="float" office:value="27.11">
            <text:p>27.11</text:p>
          </table:table-cell>
          <table:table-cell table:style-name="ce2" table:formula="of:=SQRT([.D11]^2 + [.D12]^2 + [.D13]^2)" office:value-type="float" office:value="4.01393821576765">
            <text:p>4.01393821576765</text:p>
          </table:table-cell>
          <table:table-cell table:style-name="ce2" table:formula="of:=SUM([.E11:.E13])" office:value-type="float" office:value="2.8035">
            <text:p>2.803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200-1400</text:p>
          </table:table-cell>
          <table:table-cell table:style-name="ce2" table:formula="of:=SUM([.C14:.C15])" office:value-type="float" office:value="6.769">
            <text:p>6.769</text:p>
          </table:table-cell>
          <table:table-cell table:style-name="ce2" table:formula="of:=SQRT([.D14]^2 + [.D15]^2)" office:value-type="float" office:value="1.70789461033168">
            <text:p>1.70789461033168</text:p>
          </table:table-cell>
          <table:table-cell table:style-name="ce2" table:formula="of:=SUM([.E14:.E15])" office:value-type="float" office:value="0.8705">
            <text:p>0.870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&gt;1400</text:p>
          </table:table-cell>
          <table:table-cell table:style-name="ce2" table:formula="of:=[.C16]" office:value-type="float" office:value="1.08">
            <text:p>1.08</text:p>
          </table:table-cell>
          <table:table-cell table:style-name="ce2" table:formula="of:=[.D16]" office:value-type="float" office:value="0.481">
            <text:p>0.481</text:p>
          </table:table-cell>
          <table:table-cell table:style-name="ce2" table:formula="of:=[.E16]" office:value-type="float" office:value="0.154">
            <text:p>0.15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MH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200-350</text:p>
          </table:table-cell>
          <table:table-cell table:style-name="ce2" table:formula="of:=[.C3] + [.C7] + [.C11] + [.C14] + [.C16]" office:value-type="float" office:value="434.45">
            <text:p>434.45</text:p>
          </table:table-cell>
          <table:table-cell table:style-name="ce2" table:formula="of:=SQRT( [.D3]^2 + [.D7]^2 + [.D11]^2 + [.D14]^2 + [.D16]^2)" office:value-type="float" office:value="15.8426153459585">
            <text:p>15.8426153459585</text:p>
          </table:table-cell>
          <table:table-cell table:style-name="ce2" table:formula="of:=[.E3] + [.E7] + [.E11] + [.E14] + [.E16]" office:value-type="float" office:value="36.185">
            <text:p>36.18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50-500</text:p>
          </table:table-cell>
          <table:table-cell table:style-name="ce2" table:formula="of:= [.C4] + [.C8] + [.C12] + [.C15]" office:value-type="float" office:value="73.139">
            <text:p>73.139</text:p>
          </table:table-cell>
          <table:table-cell table:style-name="ce2" table:formula="of:=SQRT( [.D4]^2 + [.D8]^2 + [.D12]^2 + [.D15]^2 )" office:value-type="float" office:value="5.36030820009447">
            <text:p>5.36030820009447</text:p>
          </table:table-cell>
          <table:table-cell table:style-name="ce2" table:formula="of:=[.E4] + [.E8] + [.E12] + [.E15]" office:value-type="float" office:value="6.892">
            <text:p>6.89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00-600</text:p>
          </table:table-cell>
          <table:table-cell table:style-name="ce2" table:formula="of:= [.C5] + [.C9] + [.C13]" office:value-type="float" office:value="12.25">
            <text:p>12.25</text:p>
          </table:table-cell>
          <table:table-cell table:style-name="ce2" table:formula="of:=SQRT( [.D5]^2 + [.D9]^2 + [.D13]^2 )" office:value-type="float" office:value="2.36450438781576">
            <text:p>2.36450438781576</text:p>
          </table:table-cell>
          <table:table-cell table:style-name="ce2" table:formula="of:=[.E5] + [.E9] + [.E13]" office:value-type="float" office:value="1.6095">
            <text:p>1.609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&gt;600</text:p>
          </table:table-cell>
          <table:table-cell table:style-name="ce2" table:formula="of:=[.C6] + [.C10]" office:value-type="float" office:value="3">
            <text:p>3</text:p>
          </table:table-cell>
          <table:table-cell table:style-name="ce2" table:formula="of:=SQRT( [.D6]^2 + [.D10]^2 )" office:value-type="float" office:value="1.71172427686237">
            <text:p>1.71172427686237</text:p>
          </table:table-cell>
          <table:table-cell table:style-name="ce2" table:formula="of:=[.E6] + [.E10]" office:value-type="float" office:value="0.6665">
            <text:p>0.6665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CD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HT</text:p>
          </table:table-cell>
          <table:table-cell table:style-name="ce1" office:value-type="string">
            <text:p>MHT</text:p>
          </table:table-cell>
          <table:table-cell table:style-name="ce1" office:value-type="string">
            <text:p>Bkg</text:p>
          </table:table-cell>
          <table:table-cell table:style-name="ce1" office:value-type="string">
            <text:p>Stat</text:p>
          </table:table-cell>
          <table:table-cell table:style-name="ce1" office:value-type="string">
            <text:p>Syst</text:p>
          </table:table-cell>
          <table:table-cell table:style-name="ce1" office:value-type="string">
            <text:p>Syst +</text:p>
          </table:table-cell>
          <table:table-cell table:style-name="ce1" office:value-type="string">
            <text:p>Syst -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200-350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12">
            <text:p>12</text:p>
          </table:table-cell>
          <table:table-cell table:style-name="ce2" table:formula="of:=0.5*([.F3]+[.G3])" office:value-type="float" office:value="76">
            <text:p>76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6">
            <text:p>7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350-500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1.6">
            <text:p>1.6</text:p>
          </table:table-cell>
          <table:table-cell table:style-name="ce2" table:formula="of:=0.5*([.F4]+[.G4])" office:value-type="float" office:value="1.5">
            <text:p>1.5</text:p>
          </table:table-cell>
          <table:table-cell table:style-name="ce2" office:value-type="float" office:value="1.8">
            <text:p>1.8</text:p>
          </table:table-cell>
          <table:table-cell table:style-name="ce2" office:value-type="float" office:value="1.2">
            <text:p>1.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500-600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0.14">
            <text:p>0.14</text:p>
          </table:table-cell>
          <table:table-cell table:style-name="ce2" table:formula="of:=0.5*([.F5]+[.G5])" office:value-type="float" office:value="0.02">
            <text:p>0.02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0.02">
            <text:p>0.0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&gt;6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0.5*([.F6]+[.G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4" table:number-columns-repeated="1016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200-35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.3">
            <text:p>5.3</text:p>
          </table:table-cell>
          <table:table-cell table:style-name="ce2" table:formula="of:=0.5*([.F7]+[.G7])" office:value-type="float" office:value="23.5">
            <text:p>23.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350-500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.1">
            <text:p>1.1</text:p>
          </table:table-cell>
          <table:table-cell table:style-name="ce2" table:formula="of:=0.5*([.F8]+[.G8])" office:value-type="float" office:value="0.75">
            <text:p>0.75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0.8">
            <text:p>0.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500-600</text:p>
          </table:table-cell>
          <table:table-cell table:style-name="ce2" office:value-type="float" office:value="0.03">
            <text:p>0.03</text:p>
          </table:table-cell>
          <table:table-cell table:style-name="ce2" office:value-type="float" office:value="0.17">
            <text:p>0.17</text:p>
          </table:table-cell>
          <table:table-cell table:style-name="ce2" table:formula="of:=0.5*([.F9]+[.G9])" office:value-type="float" office:value="0.035">
            <text:p>0.035</text:p>
          </table:table-cell>
          <table:table-cell table:style-name="ce2" office:value-type="float" office:value="0.04">
            <text:p>0.04</text:p>
          </table:table-cell>
          <table:table-cell table:style-name="ce2" office:value-type="float" office:value="0.03">
            <text:p>0.0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&gt;600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1">
            <text:p>0.1</text:p>
          </table:table-cell>
          <table:table-cell table:style-name="ce1" table:formula="of:=0.5*([.F10]+[.G10])" office:value-type="float" office:value="0.015">
            <text:p>0.015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2">
            <text:p>0.02</text:p>
          </table:table-cell>
          <table:table-cell table:style-name="ce1"/>
          <table:table-cell table:style-name="ce4" table:number-columns-repeated="1016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200-350</text:p>
          </table:table-cell>
          <table:table-cell table:style-name="ce2" office:value-type="float" office:value="19.7">
            <text:p>19.7</text:p>
          </table:table-cell>
          <table:table-cell table:style-name="ce2" office:value-type="float" office:value="4.4">
            <text:p>4.4</text:p>
          </table:table-cell>
          <table:table-cell table:style-name="ce2" table:formula="of:=0.5*([.F11]+[.G11])" office:value-type="float" office:value="12.5">
            <text:p>12.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350-500</text:p>
          </table:table-cell>
          <table:table-cell table:style-name="ce2" office:value-type="float" office:value="0.44">
            <text:p>0.44</text:p>
          </table:table-cell>
          <table:table-cell table:style-name="ce2" office:value-type="float" office:value="0.61">
            <text:p>0.61</text:p>
          </table:table-cell>
          <table:table-cell table:style-name="ce2" table:formula="of:=0.5*([.F12]+[.G12])" office:value-type="float" office:value="0.28">
            <text:p>0.28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26">
            <text:p>0.2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000-1200</text:p>
          </table:table-cell>
          <table:table-cell table:style-name="ce1" office:value-type="string">
            <text:p>&gt;500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2">
            <text:p>0.2</text:p>
          </table:table-cell>
          <table:table-cell table:style-name="ce1" table:formula="of:=0.5*([.F13]+[.G13])" office:value-type="float" office:value="0.04">
            <text:p>0.04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5">
            <text:p>0.05</text:p>
          </table:table-cell>
          <table:table-cell table:style-name="ce1"/>
          <table:table-cell table:style-name="ce4" table:number-columns-repeated="1016"/>
        </table:table-row>
        <table:table-row table:style-name="ro1">
          <table:table-cell table:style-name="ce2" office:value-type="string">
            <text:p>1200-1400</text:p>
          </table:table-cell>
          <table:table-cell table:style-name="ce2" office:value-type="string">
            <text:p>200-350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3.4">
            <text:p>3.4</text:p>
          </table:table-cell>
          <table:table-cell table:style-name="ce2" table:formula="of:=0.5*([.F14]+[.G14])" office:value-type="float" office:value="7.55">
            <text:p>7.55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7.6">
            <text:p>7.6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1" office:value-type="string">
            <text:p>1200-1400</text:p>
          </table:table-cell>
          <table:table-cell table:style-name="ce1" office:value-type="string">
            <text:p>&gt;350</text:p>
          </table:table-cell>
          <table:table-cell table:style-name="ce1" office:value-type="float" office:value="0.24">
            <text:p>0.24</text:p>
          </table:table-cell>
          <table:table-cell table:style-name="ce1" office:value-type="float" office:value="0.53">
            <text:p>0.53</text:p>
          </table:table-cell>
          <table:table-cell table:style-name="ce1" table:formula="of:=0.5*([.F15]+[.G15])" office:value-type="float" office:value="0.175">
            <text:p>0.17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2">
            <text:p>0.2</text:p>
          </table:table-cell>
          <table:table-cell table:style-name="ce1"/>
          <table:table-cell table:style-name="ce4" table:number-columns-repeated="1016"/>
        </table:table-row>
        <table:table-row table:style-name="ro1">
          <table:table-cell table:style-name="ce1" office:value-type="string">
            <text:p>&gt;1400</text:p>
          </table:table-cell>
          <table:table-cell table:style-name="ce1" office:value-type="string">
            <text:p>&gt;200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3.8">
            <text:p>3.8</text:p>
          </table:table-cell>
          <table:table-cell table:style-name="ce1" table:formula="of:=0.5*([.F16]+[.G16])" office:value-type="float" office:value="8.25">
            <text:p>8.25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8.1">
            <text:p>8.1</text:p>
          </table:table-cell>
          <table:table-cell table:style-name="ce1"/>
          <table:table-cell table:style-name="ce4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HT</text:p>
          </table:table-cell>
          <table:table-cell table:style-name="ce2" office:value-type="string">
            <text:p>Bkg</text:p>
          </table:table-cell>
          <table:table-cell table:style-name="ce2" office:value-type="string">
            <text:p>Stat</text:p>
          </table:table-cell>
          <table:table-cell table:style-name="ce2" office:value-type="string">
            <text:p>Sy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00 – 800</text:p>
          </table:table-cell>
          <table:table-cell table:style-name="ce2" table:formula="of:=SUM([.C3:.C6])" office:value-type="float" office:value="120.12">
            <text:p>120.12</text:p>
          </table:table-cell>
          <table:table-cell table:style-name="ce2" table:formula="of:=SQRT([.D3]^2 + [.D4]^2 + [.D5]^2 + [.D6]^2)" office:value-type="float" office:value="12.1070062360602">
            <text:p>12.1070062360602</text:p>
          </table:table-cell>
          <table:table-cell table:style-name="ce2" table:formula="of:=SUM([.E3:.E6])" office:value-type="float" office:value="77.52">
            <text:p>77.5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800-1000</text:p>
          </table:table-cell>
          <table:table-cell table:style-name="ce2" table:formula="of:=SUM([.C7:.C10])" office:value-type="float" office:value="36.24">
            <text:p>36.24</text:p>
          </table:table-cell>
          <table:table-cell table:style-name="ce2" table:formula="of:=SQRT([.D7]^2 +[.D8]^2 + [.D9]^2 + [.D10]^2)" office:value-type="float" office:value="5.41653948568641">
            <text:p>5.41653948568641</text:p>
          </table:table-cell>
          <table:table-cell table:style-name="ce2" table:formula="of:=SUM([.E7:.E10])" office:value-type="float" office:value="24.3">
            <text:p>24.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0-1200</text:p>
          </table:table-cell>
          <table:table-cell table:style-name="ce2" table:formula="of:=SUM([.C11:.C13])" office:value-type="float" office:value="20.18">
            <text:p>20.18</text:p>
          </table:table-cell>
          <table:table-cell table:style-name="ce2" table:formula="of:=SQRT([.D11]^2 + [.D12]^2 + [.D13]^2)" office:value-type="float" office:value="4.44658295773283">
            <text:p>4.44658295773283</text:p>
          </table:table-cell>
          <table:table-cell table:style-name="ce2" table:formula="of:=SUM([.E11:.E13])" office:value-type="float" office:value="12.82">
            <text:p>12.8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200-1400</text:p>
          </table:table-cell>
          <table:table-cell table:style-name="ce2" table:formula="of:=SUM([.C14:.C15])" office:value-type="float" office:value="11.84">
            <text:p>11.84</text:p>
          </table:table-cell>
          <table:table-cell table:style-name="ce2" table:formula="of:=SQRT([.D14]^2 + [.D15]^2)" office:value-type="float" office:value="3.4410608829255">
            <text:p>3.4410608829255</text:p>
          </table:table-cell>
          <table:table-cell table:style-name="ce2" table:formula="of:=SUM([.E14:.E15])" office:value-type="float" office:value="7.725">
            <text:p>7.72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&gt;1400</text:p>
          </table:table-cell>
          <table:table-cell table:style-name="ce2" table:formula="of:=[.C16]" office:value-type="float" office:value="11.9">
            <text:p>11.9</text:p>
          </table:table-cell>
          <table:table-cell table:style-name="ce2" table:formula="of:=[.D16]" office:value-type="float" office:value="3.8">
            <text:p>3.8</text:p>
          </table:table-cell>
          <table:table-cell table:style-name="ce2" table:formula="of:=[.E16]" office:value-type="float" office:value="8.25">
            <text:p>8.25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MH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200-350</text:p>
          </table:table-cell>
          <table:table-cell table:style-name="ce2" table:formula="of:=[.C3] + [.C7] + [.C11] + [.C14] + [.C16]" office:value-type="float" office:value="196.2">
            <text:p>196.2</text:p>
          </table:table-cell>
          <table:table-cell table:style-name="ce2" table:formula="of:=SQRT( [.D3]^2 + [.D7]^2 + [.D11]^2 + [.D14]^2 + [.D16]^2)" office:value-type="float" office:value="14.7461859475595">
            <text:p>14.7461859475595</text:p>
          </table:table-cell>
          <table:table-cell table:style-name="ce2" table:formula="of:=[.E3] + [.E7] + [.E11] + [.E14] + [.E16]" office:value-type="float" office:value="127.8">
            <text:p>127.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50-500</text:p>
          </table:table-cell>
          <table:table-cell table:style-name="ce2" table:formula="of:= [.C4] + [.C8] + [.C12] + [.C15]" office:value-type="float" office:value="3.98">
            <text:p>3.98</text:p>
          </table:table-cell>
          <table:table-cell table:style-name="ce2" table:formula="of:=SQRT( [.D4]^2 + [.D8]^2 + [.D12]^2 + [.D15]^2 )" office:value-type="float" office:value="2.10309296038002">
            <text:p>2.10309296038002</text:p>
          </table:table-cell>
          <table:table-cell table:style-name="ce2" table:formula="of:=[.E4] + [.E8] + [.E12] + [.E15]" office:value-type="float" office:value="2.705">
            <text:p>2.70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00-600</text:p>
          </table:table-cell>
          <table:table-cell table:style-name="ce2" table:formula="of:= [.C5] + [.C9] + [.C13]" office:value-type="float" office:value="0.09">
            <text:p>0.09</text:p>
          </table:table-cell>
          <table:table-cell table:style-name="ce2" table:formula="of:=SQRT( [.D5]^2 + [.D9]^2 + [.D13]^2 )" office:value-type="float" office:value="0.29748949561287">
            <text:p>0.29748949561287</text:p>
          </table:table-cell>
          <table:table-cell table:style-name="ce2" table:formula="of:=[.E5] + [.E9] + [.E13]" office:value-type="float" office:value="0.095">
            <text:p>0.09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&gt;600</text:p>
          </table:table-cell>
          <table:table-cell table:style-name="ce2" table:formula="of:=[.C6] + [.C10]" office:value-type="float" office:value="0.01">
            <text:p>0.01</text:p>
          </table:table-cell>
          <table:table-cell table:style-name="ce2" table:formula="of:=SQRT( [.D6]^2 + [.D10]^2 )" office:value-type="float" office:value="0.1">
            <text:p>0.1</text:p>
          </table:table-cell>
          <table:table-cell table:style-name="ce2" table:formula="of:=[.E6] + [.E10]" office:value-type="float" office:value="0.015">
            <text:p>0.015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ce" table:style-name="ta1" table:print="false"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003" table:default-cell-style-name="ce2"/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HT</text:p>
          </table:table-cell>
          <table:table-cell table:number-columns-repeated="11"/>
          <table:table-cell office:value-type="string">
            <text:p>MHT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ax </text:p>
          </table:table-cell>
          <table:table-cell/>
          <table:table-cell office:value-type="string">
            <text:p>Bkg</text:p>
          </table:table-cell>
          <table:table-cell/>
          <table:table-cell office:value-type="string">
            <text:p>Pred</text:p>
          </table:table-cell>
          <table:table-cell/>
          <table:table-cell office:value-type="string">
            <text:p>syst</text:p>
          </table:table-cell>
          <table:table-cell/>
          <table:table-cell office:value-type="string">
            <text:p>stat</text:p>
          </table:table-cell>
          <table:table-cell table:number-columns-repeated="3"/>
          <table:table-cell office:value-type="string">
            <text:p>max </text:p>
          </table:table-cell>
          <table:table-cell/>
          <table:table-cell office:value-type="string">
            <text:p>Bkg</text:p>
          </table:table-cell>
          <table:table-cell/>
          <table:table-cell office:value-type="string">
            <text:p>Pred</text:p>
          </table:table-cell>
          <table:table-cell/>
          <table:table-cell office:value-type="string">
            <text:p>syst</text:p>
          </table:table-cell>
          <table:table-cell/>
          <table:table-cell office:value-type="string">
            <text:p>stat</text:p>
          </table:table-cell>
          <table:table-cell table:number-columns-repeated="1002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800">
            <text:p>8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0]" office:value-type="float" office:value="494.1">
            <text:p>494.1</text:p>
          </table:table-cell>
          <table:table-cell office:value-type="string">
            <text:p>,</text:p>
          </table:table-cell>
          <table:table-cell table:formula="of:=['Z Inv'.D20]" office:value-type="float" office:value="114.7">
            <text:p>114.7</text:p>
          </table:table-cell>
          <table:table-cell office:value-type="string">
            <text:p>,</text:p>
          </table:table-cell>
          <table:table-cell table:formula="of:=['Z Inv'.C20]" office:value-type="float" office:value="13.3311664905964">
            <text:p>13.3311664905964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350">
            <text:p>35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8]" office:value-type="float" office:value="424.7">
            <text:p>424.7</text:p>
          </table:table-cell>
          <table:table-cell office:value-type="string">
            <text:p>,</text:p>
          </table:table-cell>
          <table:table-cell table:formula="of:=['Z Inv'.D28]" office:value-type="float" office:value="108.8">
            <text:p>108.8</text:p>
          </table:table-cell>
          <table:table-cell office:value-type="string">
            <text:p>,</text:p>
          </table:table-cell>
          <table:table-cell table:formula="of:=['Z Inv'.C28]" office:value-type="float" office:value="11.8570654042221">
            <text:p>11.8570654042221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">
            <text:p>10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1]" office:value-type="float" office:value="74.8">
            <text:p>74.8</text:p>
          </table:table-cell>
          <table:table-cell office:value-type="string">
            <text:p>,</text:p>
          </table:table-cell>
          <table:table-cell table:formula="of:=['Z Inv'.D21]" office:value-type="float" office:value="31.5">
            <text:p>31.5</text:p>
          </table:table-cell>
          <table:table-cell office:value-type="string">
            <text:p>,</text:p>
          </table:table-cell>
          <table:table-cell table:formula="of:=['Z Inv'.C21]" office:value-type="float" office:value="5.09607692249636">
            <text:p>5.09607692249636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500">
            <text:p>5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9]" office:value-type="float" office:value="135.8">
            <text:p>135.8</text:p>
          </table:table-cell>
          <table:table-cell office:value-type="string">
            <text:p>,</text:p>
          </table:table-cell>
          <table:table-cell table:formula="of:=['Z Inv'.D29]" office:value-type="float" office:value="38.2">
            <text:p>38.2</text:p>
          </table:table-cell>
          <table:table-cell office:value-type="string">
            <text:p>,</text:p>
          </table:table-cell>
          <table:table-cell table:formula="of:=['Z Inv'.C29]" office:value-type="float" office:value="7.60394634384015">
            <text:p>7.60394634384015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200">
            <text:p>12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2]" office:value-type="float" office:value="18.7">
            <text:p>18.7</text:p>
          </table:table-cell>
          <table:table-cell office:value-type="string">
            <text:p>,</text:p>
          </table:table-cell>
          <table:table-cell table:formula="of:=['Z Inv'.D22]" office:value-type="float" office:value="11">
            <text:p>11</text:p>
          </table:table-cell>
          <table:table-cell office:value-type="string">
            <text:p>,</text:p>
          </table:table-cell>
          <table:table-cell table:formula="of:=['Z Inv'.C22]" office:value-type="float" office:value="2.6134268690744">
            <text:p>2.6134268690744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600">
            <text:p>6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30]" office:value-type="float" office:value="26.9">
            <text:p>26.9</text:p>
          </table:table-cell>
          <table:table-cell office:value-type="string">
            <text:p>,</text:p>
          </table:table-cell>
          <table:table-cell table:formula="of:=['Z Inv'.D30]" office:value-type="float" office:value="11.7">
            <text:p>11.7</text:p>
          </table:table-cell>
          <table:table-cell office:value-type="string">
            <text:p>,</text:p>
          </table:table-cell>
          <table:table-cell table:formula="of:=['Z Inv'.C30]" office:value-type="float" office:value="3.38378486313773">
            <text:p>3.38378486313773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400">
            <text:p>14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3]" office:value-type="float" office:value="5.4">
            <text:p>5.4</text:p>
          </table:table-cell>
          <table:table-cell office:value-type="string">
            <text:p>,</text:p>
          </table:table-cell>
          <table:table-cell table:formula="of:=['Z Inv'.D23]" office:value-type="float" office:value="3.8">
            <text:p>3.8</text:p>
          </table:table-cell>
          <table:table-cell office:value-type="string">
            <text:p>,</text:p>
          </table:table-cell>
          <table:table-cell table:formula="of:=['Z Inv'.C23]" office:value-type="float" office:value="1.34536240470737">
            <text:p>1.34536240470737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table:style-name="ce3"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31]" office:value-type="float" office:value="8.8">
            <text:p>8.8</text:p>
          </table:table-cell>
          <table:table-cell office:value-type="string">
            <text:p>,</text:p>
          </table:table-cell>
          <table:table-cell table:formula="of:=['Z Inv'.D31]" office:value-type="float" office:value="4.5">
            <text:p>4.5</text:p>
          </table:table-cell>
          <table:table-cell office:value-type="string">
            <text:p>,</text:p>
          </table:table-cell>
          <table:table-cell table:formula="of:=['Z Inv'.C31]" office:value-type="float" office:value="1.72046505340853">
            <text:p>1.72046505340853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4]" office:value-type="float" office:value="3.2">
            <text:p>3.2</text:p>
          </table:table-cell>
          <table:table-cell office:value-type="string">
            <text:p>,</text:p>
          </table:table-cell>
          <table:table-cell table:formula="of:=['Z Inv'.D24]" office:value-type="float" office:value="2.2">
            <text:p>2.2</text:p>
          </table:table-cell>
          <table:table-cell office:value-type="string">
            <text:p>,</text:p>
          </table:table-cell>
          <table:table-cell table:formula="of:=['Z Inv'.C24]" office:value-type="float" office:value="0.7">
            <text:p>0.7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800">
            <text:p>8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0]" office:value-type="float" office:value="376.8">
            <text:p>376.8</text:p>
          </table:table-cell>
          <table:table-cell office:value-type="string">
            <text:p>,</text:p>
          </table:table-cell>
          <table:table-cell table:formula="of:=['Lost Lepton'.D20]" office:value-type="float" office:value="48.5">
            <text:p>48.5</text:p>
          </table:table-cell>
          <table:table-cell office:value-type="string">
            <text:p>,</text:p>
          </table:table-cell>
          <table:table-cell table:formula="of:=['Lost Lepton'.C20]" office:value-type="float" office:value="22.8354986807821">
            <text:p>22.8354986807821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350">
            <text:p>35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8]" office:value-type="float" office:value="400.5">
            <text:p>400.5</text:p>
          </table:table-cell>
          <table:table-cell office:value-type="string">
            <text:p>,</text:p>
          </table:table-cell>
          <table:table-cell table:formula="of:=['Lost Lepton'.D28]" office:value-type="float" office:value="50.35">
            <text:p>50.35</text:p>
          </table:table-cell>
          <table:table-cell office:value-type="string">
            <text:p>,</text:p>
          </table:table-cell>
          <table:table-cell table:formula="of:=['Lost Lepton'.C28]" office:value-type="float" office:value="25.9984614929422">
            <text:p>25.9984614929422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">
            <text:p>10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1]" office:value-type="float" office:value="65.4">
            <text:p>65.4</text:p>
          </table:table-cell>
          <table:table-cell office:value-type="string">
            <text:p>,</text:p>
          </table:table-cell>
          <table:table-cell table:formula="of:=['Lost Lepton'.D21]" office:value-type="float" office:value="8.55">
            <text:p>8.55</text:p>
          </table:table-cell>
          <table:table-cell office:value-type="string">
            <text:p>,</text:p>
          </table:table-cell>
          <table:table-cell table:formula="of:=['Lost Lepton'.C21]" office:value-type="float" office:value="13.6436798555229">
            <text:p>13.6436798555229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500">
            <text:p>5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9]" office:value-type="float" office:value="59.5">
            <text:p>59.5</text:p>
          </table:table-cell>
          <table:table-cell office:value-type="string">
            <text:p>,</text:p>
          </table:table-cell>
          <table:table-cell table:formula="of:=['Lost Lepton'.D29]" office:value-type="float" office:value="8.6">
            <text:p>8.6</text:p>
          </table:table-cell>
          <table:table-cell office:value-type="string">
            <text:p>,</text:p>
          </table:table-cell>
          <table:table-cell table:formula="of:=['Lost Lepton'.C29]" office:value-type="float" office:value="7.75370878999205">
            <text:p>7.75370878999205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200">
            <text:p>12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2]" office:value-type="float" office:value="19.2">
            <text:p>19.2</text:p>
          </table:table-cell>
          <table:table-cell office:value-type="string">
            <text:p>,</text:p>
          </table:table-cell>
          <table:table-cell table:formula="of:=['Lost Lepton'.D22]" office:value-type="float" office:value="2.7">
            <text:p>2.7</text:p>
          </table:table-cell>
          <table:table-cell office:value-type="string">
            <text:p>,</text:p>
          </table:table-cell>
          <table:table-cell table:formula="of:=['Lost Lepton'.C22]" office:value-type="float" office:value="5.37680202350803">
            <text:p>5.37680202350803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600">
            <text:p>6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30]" office:value-type="float" office:value="8.7">
            <text:p>8.7</text:p>
          </table:table-cell>
          <table:table-cell office:value-type="string">
            <text:p>,</text:p>
          </table:table-cell>
          <table:table-cell table:formula="of:=['Lost Lepton'.D30]" office:value-type="float" office:value="1.6">
            <text:p>1.6</text:p>
          </table:table-cell>
          <table:table-cell office:value-type="string">
            <text:p>,</text:p>
          </table:table-cell>
          <table:table-cell table:formula="of:=['Lost Lepton'.C30]" office:value-type="float" office:value="2.62678510731274">
            <text:p>2.62678510731274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400">
            <text:p>14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3]" office:value-type="float" office:value="6.2">
            <text:p>6.2</text:p>
          </table:table-cell>
          <table:table-cell office:value-type="string">
            <text:p>,</text:p>
          </table:table-cell>
          <table:table-cell table:formula="of:=['Lost Lepton'.D23]" office:value-type="float" office:value="0.8">
            <text:p>0.8</text:p>
          </table:table-cell>
          <table:table-cell office:value-type="string">
            <text:p>,</text:p>
          </table:table-cell>
          <table:table-cell table:formula="of:=['Lost Lepton'.C23]" office:value-type="float" office:value="2.30217288664427">
            <text:p>2.30217288664427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table:style-name="ce3"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31]" office:value-type="float" office:value="1.5">
            <text:p>1.5</text:p>
          </table:table-cell>
          <table:table-cell office:value-type="string">
            <text:p>,</text:p>
          </table:table-cell>
          <table:table-cell table:formula="of:=['Lost Lepton'.D31]" office:value-type="float" office:value="0.4">
            <text:p>0.4</text:p>
          </table:table-cell>
          <table:table-cell office:value-type="string">
            <text:p>,</text:p>
          </table:table-cell>
          <table:table-cell table:formula="of:=['Lost Lepton'.C31]" office:value-type="float" office:value="1.06301458127347">
            <text:p>1.06301458127347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4]" office:value-type="float" office:value="2.6">
            <text:p>2.6</text:p>
          </table:table-cell>
          <table:table-cell office:value-type="string">
            <text:p>,</text:p>
          </table:table-cell>
          <table:table-cell table:formula="of:=['Lost Lepton'.D24]" office:value-type="float" office:value="0.4">
            <text:p>0.4</text:p>
          </table:table-cell>
          <table:table-cell office:value-type="string">
            <text:p>,</text:p>
          </table:table-cell>
          <table:table-cell table:formula="of:=['Lost Lepton'.C24]" office:value-type="float" office:value="1.5">
            <text:p>1.5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800">
            <text:p>8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0]" office:value-type="float" office:value="422.16">
            <text:p>422.16</text:p>
          </table:table-cell>
          <table:table-cell office:value-type="string">
            <text:p>,</text:p>
          </table:table-cell>
          <table:table-cell table:formula="of:=['Hadronic Tau'.D20]" office:value-type="float" office:value="35.391">
            <text:p>35.391</text:p>
          </table:table-cell>
          <table:table-cell office:value-type="string">
            <text:p>,</text:p>
          </table:table-cell>
          <table:table-cell table:formula="of:=['Hadronic Tau'.C20]" office:value-type="float" office:value="15.4300226830682">
            <text:p>15.4300226830682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350">
            <text:p>35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8]" office:value-type="float" office:value="434.45">
            <text:p>434.45</text:p>
          </table:table-cell>
          <table:table-cell office:value-type="string">
            <text:p>,</text:p>
          </table:table-cell>
          <table:table-cell table:formula="of:=['Hadronic Tau'.D28]" office:value-type="float" office:value="36.185">
            <text:p>36.185</text:p>
          </table:table-cell>
          <table:table-cell office:value-type="string">
            <text:p>,</text:p>
          </table:table-cell>
          <table:table-cell table:formula="of:=['Hadronic Tau'.C28]" office:value-type="float" office:value="15.8426153459585">
            <text:p>15.8426153459585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">
            <text:p>10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1]" office:value-type="float" office:value="65.72">
            <text:p>65.72</text:p>
          </table:table-cell>
          <table:table-cell office:value-type="string">
            <text:p>,</text:p>
          </table:table-cell>
          <table:table-cell table:formula="of:=['Hadronic Tau'.D21]" office:value-type="float" office:value="6.134">
            <text:p>6.134</text:p>
          </table:table-cell>
          <table:table-cell office:value-type="string">
            <text:p>,</text:p>
          </table:table-cell>
          <table:table-cell table:formula="of:=['Hadronic Tau'.C21]" office:value-type="float" office:value="5.55847829895917">
            <text:p>5.55847829895917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500">
            <text:p>5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9]" office:value-type="float" office:value="73.139">
            <text:p>73.139</text:p>
          </table:table-cell>
          <table:table-cell office:value-type="string">
            <text:p>,</text:p>
          </table:table-cell>
          <table:table-cell table:formula="of:=['Hadronic Tau'.D29]" office:value-type="float" office:value="6.892">
            <text:p>6.892</text:p>
          </table:table-cell>
          <table:table-cell office:value-type="string">
            <text:p>,</text:p>
          </table:table-cell>
          <table:table-cell table:formula="of:=['Hadronic Tau'.C29]" office:value-type="float" office:value="5.36030820009447">
            <text:p>5.36030820009447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200">
            <text:p>12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2]" office:value-type="float" office:value="27.11">
            <text:p>27.11</text:p>
          </table:table-cell>
          <table:table-cell office:value-type="string">
            <text:p>,</text:p>
          </table:table-cell>
          <table:table-cell table:formula="of:=['Hadronic Tau'.D22]" office:value-type="float" office:value="2.8035">
            <text:p>2.8035</text:p>
          </table:table-cell>
          <table:table-cell office:value-type="string">
            <text:p>,</text:p>
          </table:table-cell>
          <table:table-cell table:formula="of:=['Hadronic Tau'.C22]" office:value-type="float" office:value="4.01393821576765">
            <text:p>4.01393821576765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600">
            <text:p>6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30]" office:value-type="float" office:value="12.25">
            <text:p>12.25</text:p>
          </table:table-cell>
          <table:table-cell office:value-type="string">
            <text:p>,</text:p>
          </table:table-cell>
          <table:table-cell table:formula="of:=['Hadronic Tau'.D30]" office:value-type="float" office:value="1.6095">
            <text:p>1.6095</text:p>
          </table:table-cell>
          <table:table-cell office:value-type="string">
            <text:p>,</text:p>
          </table:table-cell>
          <table:table-cell table:formula="of:=['Hadronic Tau'.C30]" office:value-type="float" office:value="2.36450438781576">
            <text:p>2.36450438781576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400">
            <text:p>14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3]" office:value-type="float" office:value="6.769">
            <text:p>6.769</text:p>
          </table:table-cell>
          <table:table-cell office:value-type="string">
            <text:p>,</text:p>
          </table:table-cell>
          <table:table-cell table:formula="of:=['Hadronic Tau'.D23]" office:value-type="float" office:value="0.8705">
            <text:p>0.8705</text:p>
          </table:table-cell>
          <table:table-cell office:value-type="string">
            <text:p>,</text:p>
          </table:table-cell>
          <table:table-cell table:formula="of:=['Hadronic Tau'.C23]" office:value-type="float" office:value="1.70789461033168">
            <text:p>1.70789461033168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table:style-name="ce3"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31]" office:value-type="float" office:value="3">
            <text:p>3</text:p>
          </table:table-cell>
          <table:table-cell office:value-type="string">
            <text:p>,</text:p>
          </table:table-cell>
          <table:table-cell table:formula="of:=['Hadronic Tau'.D31]" office:value-type="float" office:value="0.6665">
            <text:p>0.6665</text:p>
          </table:table-cell>
          <table:table-cell office:value-type="string">
            <text:p>,</text:p>
          </table:table-cell>
          <table:table-cell table:formula="of:=['Hadronic Tau'.C31]" office:value-type="float" office:value="1.71172427686237">
            <text:p>1.71172427686237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4]" office:value-type="float" office:value="1.08">
            <text:p>1.08</text:p>
          </table:table-cell>
          <table:table-cell office:value-type="string">
            <text:p>,</text:p>
          </table:table-cell>
          <table:table-cell table:formula="of:=['Hadronic Tau'.D24]" office:value-type="float" office:value="0.154">
            <text:p>0.154</text:p>
          </table:table-cell>
          <table:table-cell office:value-type="string">
            <text:p>,</text:p>
          </table:table-cell>
          <table:table-cell table:formula="of:=['Hadronic Tau'.C24]" office:value-type="float" office:value="0.481">
            <text:p>0.481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800">
            <text:p>8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0]" office:value-type="float" office:value="120.12">
            <text:p>120.12</text:p>
          </table:table-cell>
          <table:table-cell office:value-type="string">
            <text:p>,</text:p>
          </table:table-cell>
          <table:table-cell table:formula="of:=[QCD.D20]" office:value-type="float" office:value="77.52">
            <text:p>77.52</text:p>
          </table:table-cell>
          <table:table-cell office:value-type="string">
            <text:p>,</text:p>
          </table:table-cell>
          <table:table-cell table:formula="of:=[QCD.C20]" office:value-type="float" office:value="12.1070062360602">
            <text:p>12.1070062360602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350">
            <text:p>35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8]" office:value-type="float" office:value="196.2">
            <text:p>196.2</text:p>
          </table:table-cell>
          <table:table-cell office:value-type="string">
            <text:p>,</text:p>
          </table:table-cell>
          <table:table-cell table:formula="of:=[QCD.D28]" office:value-type="float" office:value="127.8">
            <text:p>127.8</text:p>
          </table:table-cell>
          <table:table-cell office:value-type="string">
            <text:p>,</text:p>
          </table:table-cell>
          <table:table-cell table:formula="of:=[QCD.C28]" office:value-type="float" office:value="14.7461859475595">
            <text:p>14.7461859475595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">
            <text:p>10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1]" office:value-type="float" office:value="36.24">
            <text:p>36.24</text:p>
          </table:table-cell>
          <table:table-cell office:value-type="string">
            <text:p>,</text:p>
          </table:table-cell>
          <table:table-cell table:formula="of:=[QCD.D21]" office:value-type="float" office:value="24.3">
            <text:p>24.3</text:p>
          </table:table-cell>
          <table:table-cell office:value-type="string">
            <text:p>,</text:p>
          </table:table-cell>
          <table:table-cell table:formula="of:=[QCD.C21]" office:value-type="float" office:value="5.41653948568641">
            <text:p>5.41653948568641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500">
            <text:p>5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9]" office:value-type="float" office:value="3.98">
            <text:p>3.98</text:p>
          </table:table-cell>
          <table:table-cell office:value-type="string">
            <text:p>,</text:p>
          </table:table-cell>
          <table:table-cell table:formula="of:=[QCD.D29]" office:value-type="float" office:value="2.705">
            <text:p>2.705</text:p>
          </table:table-cell>
          <table:table-cell office:value-type="string">
            <text:p>,</text:p>
          </table:table-cell>
          <table:table-cell table:formula="of:=[QCD.C29]" office:value-type="float" office:value="2.10309296038002">
            <text:p>2.10309296038002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200">
            <text:p>12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2]" office:value-type="float" office:value="20.18">
            <text:p>20.18</text:p>
          </table:table-cell>
          <table:table-cell office:value-type="string">
            <text:p>,</text:p>
          </table:table-cell>
          <table:table-cell table:formula="of:=[QCD.D22]" office:value-type="float" office:value="12.82">
            <text:p>12.82</text:p>
          </table:table-cell>
          <table:table-cell office:value-type="string">
            <text:p>,</text:p>
          </table:table-cell>
          <table:table-cell table:formula="of:=[QCD.C22]" office:value-type="float" office:value="4.44658295773283">
            <text:p>4.44658295773283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600">
            <text:p>6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30]" office:value-type="float" office:value="0.09">
            <text:p>0.09</text:p>
          </table:table-cell>
          <table:table-cell office:value-type="string">
            <text:p>,</text:p>
          </table:table-cell>
          <table:table-cell table:formula="of:=[QCD.D30]" office:value-type="float" office:value="0.095">
            <text:p>0.095</text:p>
          </table:table-cell>
          <table:table-cell office:value-type="string">
            <text:p>,</text:p>
          </table:table-cell>
          <table:table-cell table:formula="of:=[QCD.C30]" office:value-type="float" office:value="0.29748949561287">
            <text:p>0.29748949561287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400">
            <text:p>14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3]" office:value-type="float" office:value="11.84">
            <text:p>11.84</text:p>
          </table:table-cell>
          <table:table-cell office:value-type="string">
            <text:p>,</text:p>
          </table:table-cell>
          <table:table-cell table:formula="of:=[QCD.D23]" office:value-type="float" office:value="7.725">
            <text:p>7.725</text:p>
          </table:table-cell>
          <table:table-cell office:value-type="string">
            <text:p>,</text:p>
          </table:table-cell>
          <table:table-cell table:formula="of:=[QCD.C23]" office:value-type="float" office:value="3.4410608829255">
            <text:p>3.4410608829255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table:style-name="ce3"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31]" office:value-type="float" office:value="0.01">
            <text:p>0.01</text:p>
          </table:table-cell>
          <table:table-cell office:value-type="string">
            <text:p>,</text:p>
          </table:table-cell>
          <table:table-cell table:formula="of:=[QCD.D31]" office:value-type="float" office:value="0.015">
            <text:p>0.015</text:p>
          </table:table-cell>
          <table:table-cell office:value-type="string">
            <text:p>,</text:p>
          </table:table-cell>
          <table:table-cell table:formula="of:=[QCD.C31]" office:value-type="float" office:value="0.1">
            <text:p>0.1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4]" office:value-type="float" office:value="11.9">
            <text:p>11.9</text:p>
          </table:table-cell>
          <table:table-cell office:value-type="string">
            <text:p>,</text:p>
          </table:table-cell>
          <table:table-cell table:formula="of:=[QCD.D24]" office:value-type="float" office:value="8.25">
            <text:p>8.25</text:p>
          </table:table-cell>
          <table:table-cell office:value-type="string">
            <text:p>,</text:p>
          </table:table-cell>
          <table:table-cell table:formula="of:=[QCD.C24]" office:value-type="float" office:value="3.8">
            <text:p>3.8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Cross check from combination of two exclusive search bi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Z to inv</text:p>
          </table:table-cell>
          <table:table-cell table:number-columns-repeated="6"/>
        </table:table-row>
        <table:table-row table:style-name="ro1">
          <table:table-cell office:value-type="string">
            <text:p>HT</text:p>
          </table:table-cell>
          <table:table-cell/>
          <table:table-cell office:value-type="string">
            <text:p>N(truth)</text:p>
          </table:table-cell>
          <table:table-cell office:value-type="string">
            <text:p>sig(truth)</text:p>
          </table:table-cell>
          <table:table-cell office:value-type="string">
            <text:p>s(sig)</text:p>
          </table:table-cell>
          <table:table-cell office:value-type="string">
            <text:p>sig(approx)</text:p>
          </table:table-cell>
          <table:table-cell office:value-type="string">
            <text:p>delta(sig)</text:p>
          </table:table-cell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2" office:value-type="float" office:value="800">
            <text:p>800</text:p>
          </table:table-cell>
          <table:table-cell table:formula="of:=['Z Inv'.B20]+['Z Inv'.B21]" office:value-type="float" office:value="568.9">
            <text:p>568.9</text:p>
          </table:table-cell>
          <table:table-cell table:formula="of:=SQRT(['Z Inv'.C20]*['Z Inv'.C20] + ['Z Inv'.D20]*['Z Inv'.D20])" office:value-type="float" office:value="115.472117846691">
            <text:p>115.472117846691</text:p>
          </table:table-cell>
          <table:table-cell table:formula="of:=SQRT( ['Z Inv'.C20]^2 + ['Z Inv'.C21]^2 + ['Z Inv'.D20]^2 + ['Z Inv'.D21]^2 ) / SQRT( ['Z Inv'.B20]^2 + ['Z Inv'.B20] + ['Z Inv'.B21]^2 + ['Z Inv'.B21] )" office:value-type="float" office:value="0.239456883757768">
            <text:p>0.239456883757768</text:p>
          </table:table-cell>
          <table:table-cell table:formula="of:=[.E5]*SQRT( ['Z Inv'.B20]^2 + ['Z Inv'.B20])" office:value-type="float" office:value="118.435314188763">
            <text:p>118.435314188763</text:p>
          </table:table-cell>
          <table:table-cell table:formula="of:=100*([.F5]-[.D5])/[.D5]" office:value-type="float" office:value="2.56615743898171">
            <text:p>2.56615743898171</text:p>
          </table:table-cell>
        </table:table-row>
        <table:table-row table:style-name="ro1">
          <table:table-cell table:style-name="ce2" office:value-type="float" office:value="800">
            <text:p>800</text:p>
          </table:table-cell>
          <table:table-cell table:style-name="ce2" office:value-type="float" office:value="1000">
            <text:p>1000</text:p>
          </table:table-cell>
          <table:table-cell table:formula="of:=['Z Inv'.B21]+['Z Inv'.B22]" office:value-type="float" office:value="93.5">
            <text:p>93.5</text:p>
          </table:table-cell>
          <table:table-cell table:formula="of:=SQRT(['Z Inv'.C21]*['Z Inv'.C21] + ['Z Inv'.D21]*['Z Inv'.D21])" office:value-type="float" office:value="31.9095596961161">
            <text:p>31.9095596961161</text:p>
          </table:table-cell>
          <table:table-cell table:formula="of:=SQRT( ['Z Inv'.C21]^2 + ['Z Inv'.C22]^2 + ['Z Inv'.D21]^2 + ['Z Inv'.D22]^2 ) / SQRT( ['Z Inv'.B21]^2 + ['Z Inv'.B21] + ['Z Inv'.B22]^2 + ['Z Inv'.B22] )" office:value-type="float" office:value="0.435659267534053">
            <text:p>0.435659267534053</text:p>
          </table:table-cell>
          <table:table-cell table:formula="of:=[.E6]*SQRT( ['Z Inv'.B21]^2 + ['Z Inv'.B21])" office:value-type="float" office:value="32.8044196313869">
            <text:p>32.8044196313869</text:p>
          </table:table-cell>
          <table:table-cell table:formula="of:=100*([.F6]-[.D6])/[.D6]" office:value-type="float" office:value="2.80436315572121">
            <text:p>2.80436315572121</text:p>
          </table:table-cell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1200">
            <text:p>1200</text:p>
          </table:table-cell>
          <table:table-cell table:formula="of:=['Z Inv'.B22]+['Z Inv'.B23]" office:value-type="float" office:value="24.1">
            <text:p>24.1</text:p>
          </table:table-cell>
          <table:table-cell table:formula="of:=SQRT(['Z Inv'.C22]*['Z Inv'.C22] + ['Z Inv'.D22]*['Z Inv'.D22])" office:value-type="float" office:value="11.3061929932228">
            <text:p>11.3061929932228</text:p>
          </table:table-cell>
          <table:table-cell table:formula="of:=SQRT( ['Z Inv'.C22]^2 + ['Z Inv'.C23]^2 + ['Z Inv'.D22]^2 + ['Z Inv'.D23]^2 ) / SQRT( ['Z Inv'.B22]^2 + ['Z Inv'.B22] + ['Z Inv'.B23]^2 + ['Z Inv'.B23] )" office:value-type="float" office:value="0.597965695565876">
            <text:p>0.597965695565876</text:p>
          </table:table-cell>
          <table:table-cell table:formula="of:=[.E7]*SQRT( ['Z Inv'.B22]^2 + ['Z Inv'.B22])" office:value-type="float" office:value="11.477047688782">
            <text:p>11.477047688782</text:p>
          </table:table-cell>
          <table:table-cell table:formula="of:=100*([.F7]-[.D7])/[.D7]" office:value-type="float" office:value="1.51116026112118">
            <text:p>1.51116026112118</text:p>
          </table:table-cell>
        </table:table-row>
        <table:table-row table:style-name="ro1">
          <table:table-cell table:style-name="ce2" office:value-type="float" office:value="1200">
            <text:p>1200</text:p>
          </table:table-cell>
          <table:table-cell table:style-name="ce2" office:value-type="float" office:value="1400">
            <text:p>1400</text:p>
          </table:table-cell>
          <table:table-cell table:formula="of:=['Z Inv'.B23]+['Z Inv'.B24]" office:value-type="float" office:value="8.6">
            <text:p>8.6</text:p>
          </table:table-cell>
          <table:table-cell table:formula="of:=SQRT(['Z Inv'.C23]*['Z Inv'.C23] + ['Z Inv'.D23]*['Z Inv'.D23])" office:value-type="float" office:value="4.03112887414927">
            <text:p>4.03112887414927</text:p>
          </table:table-cell>
          <table:table-cell table:formula="of:=SQRT( ['Z Inv'.C23]^2 + ['Z Inv'.C24]^2 + ['Z Inv'.D23]^2 + ['Z Inv'.D24]^2 ) / SQRT( ['Z Inv'.B23]^2 + ['Z Inv'.B23] + ['Z Inv'.B24]^2 + ['Z Inv'.B24] )" office:value-type="float" office:value="0.670509756329715">
            <text:p>0.670509756329715</text:p>
          </table:table-cell>
          <table:table-cell table:formula="of:=[.E8]*SQRT( ['Z Inv'.B23]^2 + ['Z Inv'.B23])" office:value-type="float" office:value="3.94177624935764">
            <text:p>3.94177624935764</text:p>
          </table:table-cell>
          <table:table-cell table:formula="of:=100*([.F8]-[.D8])/[.D8]" office:value-type="float" office:value="-2.21656582017585">
            <text:p>-2.21656582017585</text:p>
          </table:table-cell>
        </table:table-row>
        <table:table-row table:style-name="ro1"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>
            <text:p>MHT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table:formula="of:=['Z Inv'.B28]" office:value-type="float" office:value="424.7">
            <text:p>424.7</text:p>
          </table:table-cell>
          <table:table-cell table:formula="of:=SQRT(['Z Inv'.C28]*['Z Inv'.C28] + ['Z Inv'.D28]*['Z Inv'.D28])" office:value-type="float" office:value="109.444186688924">
            <text:p>109.444186688924</text:p>
          </table:table-cell>
          <table:table-cell table:formula="of:=SQRT( ['Z Inv'.C28]^2 + ['Z Inv'.D28]^2 + ['Z Inv'.C29]^2 + ['Z Inv'.D29]^2 ) / SQRT( ['Z Inv'.B28]^2 + ['Z Inv'.B28] + ['Z Inv'.B29]^2 + ['Z Inv'.B29] )" office:value-type="float" office:value="0.260169006999718">
            <text:p>0.260169006999718</text:p>
          </table:table-cell>
          <table:table-cell table:formula="of:=[.E11]*SQRT( ['Z Inv'.B28]^2 + ['Z Inv'.B28])" office:value-type="float" office:value="110.62378529195">
            <text:p>110.62378529195</text:p>
          </table:table-cell>
          <table:table-cell table:formula="of:=100*([.F11]-[.D11])/[.D11]" office:value-type="float" office:value="1.07780836855129">
            <text:p>1.0778083685512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table:formula="of:=['Z Inv'.B29]" office:value-type="float" office:value="135.8">
            <text:p>135.8</text:p>
          </table:table-cell>
          <table:table-cell table:formula="of:=SQRT(['Z Inv'.C29]*['Z Inv'.C29] + ['Z Inv'.D29]*['Z Inv'.D29])" office:value-type="float" office:value="38.9494544249339">
            <text:p>38.9494544249339</text:p>
          </table:table-cell>
          <table:table-cell table:formula="of:=SQRT( ['Z Inv'.C29]^2 + ['Z Inv'.D29]^2 + ['Z Inv'.C30]^2 + ['Z Inv'.D30]^2 ) / SQRT( ['Z Inv'.B29]^2 + ['Z Inv'.B29] + ['Z Inv'.B30]^2 + ['Z Inv'.B30] )" office:value-type="float" office:value="0.293539387322369">
            <text:p>0.293539387322369</text:p>
          </table:table-cell>
          <table:table-cell table:formula="of:=[.E12]*SQRT( ['Z Inv'.B29]^2 + ['Z Inv'.B29])" office:value-type="float" office:value="40.0091492877333">
            <text:p>40.0091492877333</text:p>
          </table:table-cell>
          <table:table-cell table:formula="of:=100*([.F12]-[.D12])/[.D12]" office:value-type="float" office:value="2.72069244215419">
            <text:p>2.7206924421541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table:formula="of:=['Z Inv'.B30]" office:value-type="float" office:value="26.9">
            <text:p>26.9</text:p>
          </table:table-cell>
          <table:table-cell table:formula="of:=SQRT(['Z Inv'.C30]*['Z Inv'.C30] + ['Z Inv'.D30]*['Z Inv'.D30])" office:value-type="float" office:value="12.1794909581641">
            <text:p>12.1794909581641</text:p>
          </table:table-cell>
          <table:table-cell table:formula="of:=SQRT( ['Z Inv'.C30]^2 + ['Z Inv'.D30]^2 + ['Z Inv'.C31]^2 + ['Z Inv'.D31]^2 ) / SQRT( ['Z Inv'.B30]^2 + ['Z Inv'.B30] + ['Z Inv'.B31]^2 + ['Z Inv'.B31] )" office:value-type="float" office:value="0.452790702617066">
            <text:p>0.452790702617066</text:p>
          </table:table-cell>
          <table:table-cell table:formula="of:=[.E13]*SQRT( ['Z Inv'.B30]^2 + ['Z Inv'.B30])" office:value-type="float" office:value="12.4043994287001">
            <text:p>12.4043994287001</text:p>
          </table:table-cell>
          <table:table-cell table:formula="of:=100*([.F13]-[.D13])/[.D13]" office:value-type="float" office:value="1.84661634306847">
            <text:p>1.8466163430684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T</text:p>
          </table:table-cell>
          <table:table-cell/>
          <table:table-cell office:value-type="string">
            <text:p>Histogram</text:p>
          </table:table-cell>
          <table:table-cell office:value-type="string">
            <text:p>search bins</text:p>
          </table:table-cell>
          <table:table-cell office:value-type="string">
            <text:p>scale</text:p>
          </table:table-cell>
          <table:table-cell table:number-columns-repeated="2"/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2" office:value-type="float" office:value="800">
            <text:p>800</text:p>
          </table:table-cell>
          <table:table-cell office:value-type="float" office:value="502.86">
            <text:p>502.86</text:p>
          </table:table-cell>
          <table:table-cell table:formula="of:=['Z Inv'.B20]" office:value-type="float" office:value="494.1">
            <text:p>494.1</text:p>
          </table:table-cell>
          <table:table-cell table:formula="of:=[.D16]/[.C16]" office:value-type="float" office:value="0.982579644433839">
            <text:p>0.982579644433839</text:p>
          </table:table-cell>
          <table:table-cell table:number-columns-repeated="2"/>
        </table:table-row>
        <table:table-row table:style-name="ro1">
          <table:table-cell table:style-name="ce2" office:value-type="float" office:value="800">
            <text:p>800</text:p>
          </table:table-cell>
          <table:table-cell table:style-name="ce2" office:value-type="float" office:value="1000">
            <text:p>1000</text:p>
          </table:table-cell>
          <table:table-cell office:value-type="float" office:value="64.59">
            <text:p>64.59</text:p>
          </table:table-cell>
          <table:table-cell table:formula="of:=['Z Inv'.B21]" office:value-type="float" office:value="74.8">
            <text:p>74.8</text:p>
          </table:table-cell>
          <table:table-cell table:formula="of:=[.D17]/[.C17]" office:value-type="float" office:value="1.15807400526397">
            <text:p>1.15807400526397</text:p>
          </table:table-cell>
          <table:table-cell table:number-columns-repeated="2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1200">
            <text:p>1200</text:p>
          </table:table-cell>
          <table:table-cell office:value-type="float" office:value="26.63">
            <text:p>26.63</text:p>
          </table:table-cell>
          <table:table-cell table:formula="of:=['Z Inv'.B22]" office:value-type="float" office:value="18.7">
            <text:p>18.7</text:p>
          </table:table-cell>
          <table:table-cell table:formula="of:=[.D18]/[.C18]" office:value-type="float" office:value="0.702215546376267">
            <text:p>0.702215546376267</text:p>
          </table:table-cell>
          <table:table-cell table:number-columns-repeated="2"/>
        </table:table-row>
        <table:table-row table:style-name="ro1">
          <table:table-cell table:style-name="ce2" office:value-type="float" office:value="1200">
            <text:p>1200</text:p>
          </table:table-cell>
          <table:table-cell table:style-name="ce2" office:value-type="float" office:value="1400">
            <text:p>1400</text:p>
          </table:table-cell>
          <table:table-cell office:value-type="float" office:value="6.52">
            <text:p>6.52</text:p>
          </table:table-cell>
          <table:table-cell table:formula="of:=['Z Inv'.B23]" office:value-type="float" office:value="5.4">
            <text:p>5.4</text:p>
          </table:table-cell>
          <table:table-cell table:formula="of:=[.D19]/[.C19]" office:value-type="float" office:value="0.828220858895706">
            <text:p>0.828220858895706</text:p>
          </table:table-cell>
          <table:table-cell table:number-columns-repeated="2"/>
        </table:table-row>
        <table:table-row table:style-name="ro1">
          <table:table-cell office:value-type="string">
            <text:p>&gt;1400</text:p>
          </table:table-cell>
          <table:table-cell/>
          <table:table-cell office:value-type="float" office:value="5.38">
            <text:p>5.38</text:p>
          </table:table-cell>
          <table:table-cell table:formula="of:=['Z Inv'.B24]" office:value-type="float" office:value="3.2">
            <text:p>3.2</text:p>
          </table:table-cell>
          <table:table-cell table:formula="of:=[.D20]/[.C20]" office:value-type="float" office:value="0.594795539033457">
            <text:p>0.59479553903345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Plot</text:p>
          </table:table-cell>
          <table:table-cell table:number-columns-repeated="2"/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2" office:value-type="float" office:value="550">
            <text:p>550</text:p>
          </table:table-cell>
          <table:table-cell office:value-type="float" office:value="152.982">
            <text:p>152.982</text:p>
          </table:table-cell>
          <table:table-cell/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table:formula="of:=[.C23]+[.C24]" office:value-type="float" office:value="280.467">
            <text:p>280.467</text:p>
          </table:table-cell>
        </table:table-row>
        <table:table-row table:style-name="ro1">
          <table:table-cell table:style-name="ce2" office:value-type="float" office:value="550">
            <text:p>550</text:p>
          </table:table-cell>
          <table:table-cell table:style-name="ce2" office:value-type="float" office:value="600">
            <text:p>600</text:p>
          </table:table-cell>
          <table:table-cell office:value-type="float" office:value="127.485">
            <text:p>127.485</text:p>
          </table:table-cell>
          <table:table-cell/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formula="of:=[.C25]+[.C26]" office:value-type="float" office:value="143.0665">
            <text:p>143.0665</text:p>
          </table:table-cell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650">
            <text:p>650</text:p>
          </table:table-cell>
          <table:table-cell office:value-type="float" office:value="83.2902">
            <text:p>83.2902</text:p>
          </table:table-cell>
          <table:table-cell/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table:formula="of:=[.C27]+[.C28]" office:value-type="float" office:value="79.324">
            <text:p>79.324</text:p>
          </table:table-cell>
        </table:table-row>
        <table:table-row table:style-name="ro1">
          <table:table-cell table:style-name="ce2" office:value-type="float" office:value="650">
            <text:p>650</text:p>
          </table:table-cell>
          <table:table-cell table:style-name="ce2" office:value-type="float" office:value="700">
            <text:p>700</text:p>
          </table:table-cell>
          <table:table-cell office:value-type="float" office:value="59.7763">
            <text:p>59.7763</text:p>
          </table:table-cell>
          <table:table-cell/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table:formula="of:=[.C29]+[.C30]" office:value-type="float" office:value="39.3787">
            <text:p>39.3787</text:p>
          </table:table-cell>
        </table:table-row>
        <table:table-row table:style-name="ro1">
          <table:table-cell table:style-name="ce2" office:value-type="float" office:value="700">
            <text:p>700</text:p>
          </table:table-cell>
          <table:table-cell table:style-name="ce2" office:value-type="float" office:value="750">
            <text:p>750</text:p>
          </table:table-cell>
          <table:table-cell office:value-type="float" office:value="43.9115">
            <text:p>43.9115</text:p>
          </table:table-cell>
          <table:table-cell/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table:formula="of:=[.C31]+[.C32]" office:value-type="float" office:value="25.2137">
            <text:p>25.2137</text:p>
          </table:table-cell>
        </table:table-row>
        <table:table-row table:style-name="ro1">
          <table:table-cell table:style-name="ce2" office:value-type="float" office:value="750">
            <text:p>750</text:p>
          </table:table-cell>
          <table:table-cell table:style-name="ce2" office:value-type="float" office:value="800">
            <text:p>800</text:p>
          </table:table-cell>
          <table:table-cell office:value-type="float" office:value="35.4125">
            <text:p>35.4125</text:p>
          </table:table-cell>
          <table:table-cell/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table:formula="of:=[.C33]+[.C34]" office:value-type="float" office:value="10.1988">
            <text:p>10.1988</text:p>
          </table:table-cell>
        </table:table-row>
        <table:table-row table:style-name="ro1">
          <table:table-cell table:style-name="ce2" office:value-type="float" office:value="800">
            <text:p>800</text:p>
          </table:table-cell>
          <table:table-cell table:style-name="ce2" office:value-type="float" office:value="850">
            <text:p>850</text:p>
          </table:table-cell>
          <table:table-cell office:value-type="float" office:value="22.9473">
            <text:p>22.9473</text:p>
          </table:table-cell>
          <table:table-cell/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table:formula="of:=[.C35]+[.C36]" office:value-type="float" office:value="6.2326">
            <text:p>6.2326</text:p>
          </table:table-cell>
        </table:table-row>
        <table:table-row table:style-name="ro1">
          <table:table-cell table:style-name="ce2" office:value-type="float" office:value="850">
            <text:p>850</text:p>
          </table:table-cell>
          <table:table-cell table:style-name="ce2" office:value-type="float" office:value="900">
            <text:p>900</text:p>
          </table:table-cell>
          <table:table-cell office:value-type="float" office:value="16.4314">
            <text:p>16.4314</text:p>
          </table:table-cell>
          <table:table-cell/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table:formula="of:=[.C37]+[.C38]" office:value-type="float" office:value="2.833">
            <text:p>2.833</text:p>
          </table:table-cell>
        </table:table-row>
        <table:table-row table:style-name="ro1">
          <table:table-cell table:style-name="ce2" office:value-type="float" office:value="900">
            <text:p>900</text:p>
          </table:table-cell>
          <table:table-cell table:style-name="ce2" office:value-type="float" office:value="950">
            <text:p>950</text:p>
          </table:table-cell>
          <table:table-cell office:value-type="float" office:value="15.0149">
            <text:p>15.0149</text:p>
          </table:table-cell>
          <table:table-cell/>
          <table:table-cell office:value-type="float" office:value="1300">
            <text:p>1300</text:p>
          </table:table-cell>
          <table:table-cell office:value-type="float" office:value="1400">
            <text:p>1400</text:p>
          </table:table-cell>
          <table:table-cell table:formula="of:=[.C39]+[.C40]" office:value-type="float" office:value="1.6998">
            <text:p>1.6998</text:p>
          </table:table-cell>
        </table:table-row>
        <table:table-row table:style-name="ro1">
          <table:table-cell table:style-name="ce2" office:value-type="float" office:value="950">
            <text:p>950</text:p>
          </table:table-cell>
          <table:table-cell table:style-name="ce2" office:value-type="float" office:value="1000">
            <text:p>1000</text:p>
          </table:table-cell>
          <table:table-cell office:value-type="float" office:value="10.1988">
            <text:p>10.1988</text:p>
          </table:table-cell>
          <table:table-cell table:number-columns-repeated="4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1050">
            <text:p>1050</text:p>
          </table:table-cell>
          <table:table-cell office:value-type="float" office:value="6.5159">
            <text:p>6.5159</text:p>
          </table:table-cell>
          <table:table-cell table:number-columns-repeated="4"/>
        </table:table-row>
        <table:table-row table:style-name="ro1">
          <table:table-cell table:style-name="ce2" office:value-type="float" office:value="1050">
            <text:p>1050</text:p>
          </table:table-cell>
          <table:table-cell table:style-name="ce2" office:value-type="float" office:value="1100">
            <text:p>1100</text:p>
          </table:table-cell>
          <table:table-cell office:value-type="float" office:value="3.6829">
            <text:p>3.6829</text:p>
          </table:table-cell>
          <table:table-cell table:number-columns-repeated="4"/>
        </table:table-row>
        <table:table-row table:style-name="ro1">
          <table:table-cell table:style-name="ce2" office:value-type="float" office:value="1100">
            <text:p>1100</text:p>
          </table:table-cell>
          <table:table-cell table:style-name="ce2" office:value-type="float" office:value="1150">
            <text:p>1150</text:p>
          </table:table-cell>
          <table:table-cell office:value-type="float" office:value="4.2495">
            <text:p>4.2495</text:p>
          </table:table-cell>
          <table:table-cell table:number-columns-repeated="4"/>
        </table:table-row>
        <table:table-row table:style-name="ro1">
          <table:table-cell table:style-name="ce2" office:value-type="float" office:value="1150">
            <text:p>1150</text:p>
          </table:table-cell>
          <table:table-cell table:style-name="ce2" office:value-type="float" office:value="1200">
            <text:p>1200</text:p>
          </table:table-cell>
          <table:table-cell office:value-type="float" office:value="1.9831">
            <text:p>1.9831</text:p>
          </table:table-cell>
          <table:table-cell table:number-columns-repeated="4"/>
        </table:table-row>
        <table:table-row table:style-name="ro1">
          <table:table-cell table:style-name="ce2" office:value-type="float" office:value="1200">
            <text:p>1200</text:p>
          </table:table-cell>
          <table:table-cell table:style-name="ce2" office:value-type="float" office:value="1250">
            <text:p>1250</text:p>
          </table:table-cell>
          <table:table-cell office:value-type="float" office:value="1.6998">
            <text:p>1.6998</text:p>
          </table:table-cell>
          <table:table-cell table:number-columns-repeated="4"/>
        </table:table-row>
        <table:table-row table:style-name="ro1">
          <table:table-cell table:style-name="ce2" office:value-type="float" office:value="1250">
            <text:p>1250</text:p>
          </table:table-cell>
          <table:table-cell table:style-name="ce2" office:value-type="float" office:value="1300">
            <text:p>1300</text:p>
          </table:table-cell>
          <table:table-cell office:value-type="float" office:value="1.1332">
            <text:p>1.1332</text:p>
          </table:table-cell>
          <table:table-cell table:number-columns-repeated="4"/>
        </table:table-row>
        <table:table-row table:style-name="ro1">
          <table:table-cell table:style-name="ce2" office:value-type="float" office:value="1300">
            <text:p>1300</text:p>
          </table:table-cell>
          <table:table-cell table:style-name="ce2" office:value-type="float" office:value="1350">
            <text:p>1350</text:p>
          </table:table-cell>
          <table:table-cell office:value-type="float" office:value="1.1332">
            <text:p>1.1332</text:p>
          </table:table-cell>
          <table:table-cell table:number-columns-repeated="4"/>
        </table:table-row>
        <table:table-row table:style-name="ro1">
          <table:table-cell table:style-name="ce2" office:value-type="float" office:value="1350">
            <text:p>1350</text:p>
          </table:table-cell>
          <table:table-cell table:style-name="ce2" office:value-type="float" office:value="1400">
            <text:p>1400</text:p>
          </table:table-cell>
          <table:table-cell office:value-type="float" office:value="0.5666">
            <text:p>0.5666</text:p>
          </table:table-cell>
          <table:table-cell table:number-columns-repeated="4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s" number:country="PR">$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(</number:text>
      <number:currency-symbol number:language="es" number:country="PR">$</number:currency-symbol>
      <number:text> </number:text>
      <number:number number:decimal-places="2" number:min-integer-digits="1" number:grouping="true"/>
      <number:text>)</number:text>
      <style:map style:condition="value()&gt;=0" style:apply-style-name="N118P0"/>
    </number:currency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11:1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as Schroeder</meta:initial-creator>
    <meta:creation-date>2012-03-15T22:04:32</meta:creation-date>
    <dc:date>2012-04-11T11:16:51</dc:date>
    <dc:creator>Matthias Schroeder</dc:creator>
    <meta:editing-duration>PT09H13M45S</meta:editing-duration>
    <meta:editing-cycles>51</meta:editing-cycles>
    <meta:generator>OpenOffice.org/3.2$Unix OpenOffice.org_project/320m12$Build-9483</meta:generator>
    <meta:document-statistic meta:table-count="6" meta:cell-count="1130" meta:object-count="0"/>
  </office:meta>
</office:document-meta>
</file>